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EVENT_TIME</text:p>
          </table:table-cell>
          <table:table-cell office:value-type="string" table:style-name="ce1">
            <text:p>AGENT_ID</text:p>
          </table:table-cell>
          <table:table-cell office:value-type="string" table:style-name="ce1">
            <text:p>GRP_DBID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EVENTDETAILS</text:p>
          </table:table-cell>
          <table:table-cell office:value-type="string" table:style-name="ce1">
            <text:p>TRACKNUM</text:p>
          </table:table-cell>
          <table:table-cell office:value-type="string" table:style-name="ce1">
            <text:p>END_CALL_REASON</text:p>
          </table:table-cell>
          <table:table-cell office:value-type="string" table:style-name="ce1">
            <text:p>DBID</text:p>
          </table:table-cell>
          <table:table-cell office:value-type="string" table:style-name="ce1">
            <text:p>QUEUE_TYPE</text:p>
          </table:table-cell>
          <table:table-cell office:value-type="string" table:style-name="ce1">
            <text:p>SESSION_ID</text:p>
          </table:table-cell>
          <table:table-cell office:value-type="string" table:style-name="ce1">
            <text:p>SKILL_LIST</text:p>
          </table:table-cell>
          <table:table-cell office:value-type="string" table:style-name="ce1">
            <text:p>QUEUE_LIST</text:p>
          </table:table-cell>
          <table:table-cell office:value-type="string" table:style-name="ce1">
            <text:p>TEAM_DB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5:44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0" table:style-name="ce1">
            <text:p>5126970</text:p>
          </table:table-cell>
          <table:table-cell office:value-type="string" table:style-name="ce1">
            <text:p/>
          </table:table-cell>
          <table:table-cell office:value-type="float" office:value="52438" table:style-name="ce1">
            <text:p>524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5:45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1" table:style-name="ce1">
            <text:p>5126971</text:p>
          </table:table-cell>
          <table:table-cell office:value-type="string" table:style-name="ce1">
            <text:p/>
          </table:table-cell>
          <table:table-cell office:value-type="float" office:value="52438" table:style-name="ce1">
            <text:p>524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5:45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2" table:style-name="ce1">
            <text:p>5126972</text:p>
          </table:table-cell>
          <table:table-cell office:value-type="string" table:style-name="ce1">
            <text:p/>
          </table:table-cell>
          <table:table-cell office:value-type="float" office:value="52438" table:style-name="ce1">
            <text:p>524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8:45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3" table:style-name="ce1">
            <text:p>5126973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8:46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4" table:style-name="ce1">
            <text:p>5126974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38:47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75" table:style-name="ce1">
            <text:p>5126975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0:02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6" table:style-name="ce1">
            <text:p>5126976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0:04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77" table:style-name="ce1">
            <text:p>5126977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0:08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8" table:style-name="ce1">
            <text:p>5126978</text:p>
          </table:table-cell>
          <table:table-cell office:value-type="string" table:style-name="ce1">
            <text:p/>
          </table:table-cell>
          <table:table-cell office:value-type="float" office:value="52439" table:style-name="ce1">
            <text:p>524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22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79" table:style-name="ce1">
            <text:p>5126979</text:p>
          </table:table-cell>
          <table:table-cell office:value-type="string" table:style-name="ce1">
            <text:p/>
          </table:table-cell>
          <table:table-cell office:value-type="float" office:value="52440" table:style-name="ce1">
            <text:p>524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23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0" table:style-name="ce1">
            <text:p>5126980</text:p>
          </table:table-cell>
          <table:table-cell office:value-type="string" table:style-name="ce1">
            <text:p/>
          </table:table-cell>
          <table:table-cell office:value-type="float" office:value="52440" table:style-name="ce1">
            <text:p>524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31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81" table:style-name="ce1">
            <text:p>5126981</text:p>
          </table:table-cell>
          <table:table-cell office:value-type="string" table:style-name="ce1">
            <text:p/>
          </table:table-cell>
          <table:table-cell office:value-type="float" office:value="52440" table:style-name="ce1">
            <text:p>524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51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2" table:style-name="ce1">
            <text:p>5126982</text:p>
          </table:table-cell>
          <table:table-cell office:value-type="string" table:style-name="ce1">
            <text:p/>
          </table:table-cell>
          <table:table-cell office:value-type="float" office:value="52440" table:style-name="ce1">
            <text:p>524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53</text:p>
          </table:table-cell>
          <table:table-cell office:value-type="string" table:style-name="ce1">
            <text:p>365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3" table:style-name="ce1">
            <text:p>5126983</text:p>
          </table:table-cell>
          <table:table-cell office:value-type="string" table:style-name="ce1">
            <text:p/>
          </table:table-cell>
          <table:table-cell office:value-type="float" office:value="52441" table:style-name="ce1">
            <text:p>524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54</text:p>
          </table:table-cell>
          <table:table-cell office:value-type="string" table:style-name="ce1">
            <text:p>365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4" table:style-name="ce1">
            <text:p>5126984</text:p>
          </table:table-cell>
          <table:table-cell office:value-type="string" table:style-name="ce1">
            <text:p/>
          </table:table-cell>
          <table:table-cell office:value-type="float" office:value="52441" table:style-name="ce1">
            <text:p>524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4:56</text:p>
          </table:table-cell>
          <table:table-cell office:value-type="string" table:style-name="ce1">
            <text:p>365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85" table:style-name="ce1">
            <text:p>5126985</text:p>
          </table:table-cell>
          <table:table-cell office:value-type="string" table:style-name="ce1">
            <text:p/>
          </table:table-cell>
          <table:table-cell office:value-type="float" office:value="52441" table:style-name="ce1">
            <text:p>524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01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6" table:style-name="ce1">
            <text:p>5126986</text:p>
          </table:table-cell>
          <table:table-cell office:value-type="string" table:style-name="ce1">
            <text:p/>
          </table:table-cell>
          <table:table-cell office:value-type="float" office:value="52442" table:style-name="ce1">
            <text:p>524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02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7" table:style-name="ce1">
            <text:p>5126987</text:p>
          </table:table-cell>
          <table:table-cell office:value-type="string" table:style-name="ce1">
            <text:p/>
          </table:table-cell>
          <table:table-cell office:value-type="float" office:value="52442" table:style-name="ce1">
            <text:p>524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0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88" table:style-name="ce1">
            <text:p>5126988</text:p>
          </table:table-cell>
          <table:table-cell office:value-type="string" table:style-name="ce1">
            <text:p/>
          </table:table-cell>
          <table:table-cell office:value-type="float" office:value="52442" table:style-name="ce1">
            <text:p>524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05</text:p>
          </table:table-cell>
          <table:table-cell office:value-type="string" table:style-name="ce1">
            <text:p>365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89" table:style-name="ce1">
            <text:p>5126989</text:p>
          </table:table-cell>
          <table:table-cell office:value-type="string" table:style-name="ce1">
            <text:p/>
          </table:table-cell>
          <table:table-cell office:value-type="float" office:value="52441" table:style-name="ce1">
            <text:p>524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1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0" table:style-name="ce1">
            <text:p>5126990</text:p>
          </table:table-cell>
          <table:table-cell office:value-type="string" table:style-name="ce1">
            <text:p/>
          </table:table-cell>
          <table:table-cell office:value-type="float" office:value="52442" table:style-name="ce1">
            <text:p>524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34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1" table:style-name="ce1">
            <text:p>5126991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35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2" table:style-name="ce1">
            <text:p>5126992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36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3" table:style-name="ce1">
            <text:p>5126993</text:p>
          </table:table-cell>
          <table:table-cell office:value-type="string" table:style-name="ce1">
            <text:p/>
          </table:table-cell>
          <table:table-cell office:value-type="float" office:value="52444" table:style-name="ce1">
            <text:p>524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37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4" table:style-name="ce1">
            <text:p>5126994</text:p>
          </table:table-cell>
          <table:table-cell office:value-type="string" table:style-name="ce1">
            <text:p/>
          </table:table-cell>
          <table:table-cell office:value-type="float" office:value="52444" table:style-name="ce1">
            <text:p>524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38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95" table:style-name="ce1">
            <text:p>5126995</text:p>
          </table:table-cell>
          <table:table-cell office:value-type="string" table:style-name="ce1">
            <text:p/>
          </table:table-cell>
          <table:table-cell office:value-type="float" office:value="52444" table:style-name="ce1">
            <text:p>524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44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6996" table:style-name="ce1">
            <text:p>5126996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45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7" table:style-name="ce1">
            <text:p>5126997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47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8" table:style-name="ce1">
            <text:p>5126998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5:4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6999" table:style-name="ce1">
            <text:p>5126999</text:p>
          </table:table-cell>
          <table:table-cell office:value-type="string" table:style-name="ce1">
            <text:p/>
          </table:table-cell>
          <table:table-cell office:value-type="float" office:value="52443" table:style-name="ce1">
            <text:p>524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01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0" table:style-name="ce1">
            <text:p>5127000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02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1" table:style-name="ce1">
            <text:p>5127001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04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02" table:style-name="ce1">
            <text:p>5127002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15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3" table:style-name="ce1">
            <text:p>5127003</text:p>
          </table:table-cell>
          <table:table-cell office:value-type="string" table:style-name="ce1">
            <text:p/>
          </table:table-cell>
          <table:table-cell office:value-type="float" office:value="52446" table:style-name="ce1">
            <text:p>524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16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4" table:style-name="ce1">
            <text:p>5127004</text:p>
          </table:table-cell>
          <table:table-cell office:value-type="string" table:style-name="ce1">
            <text:p/>
          </table:table-cell>
          <table:table-cell office:value-type="float" office:value="52446" table:style-name="ce1">
            <text:p>524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16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5" table:style-name="ce1">
            <text:p>5127005</text:p>
          </table:table-cell>
          <table:table-cell office:value-type="string" table:style-name="ce1">
            <text:p/>
          </table:table-cell>
          <table:table-cell office:value-type="float" office:value="52446" table:style-name="ce1">
            <text:p>524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22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6" table:style-name="ce1">
            <text:p>5127006</text:p>
          </table:table-cell>
          <table:table-cell office:value-type="string" table:style-name="ce1">
            <text:p/>
          </table:table-cell>
          <table:table-cell office:value-type="float" office:value="52447" table:style-name="ce1">
            <text:p>524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23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7" table:style-name="ce1">
            <text:p>5127007</text:p>
          </table:table-cell>
          <table:table-cell office:value-type="string" table:style-name="ce1">
            <text:p/>
          </table:table-cell>
          <table:table-cell office:value-type="float" office:value="52447" table:style-name="ce1">
            <text:p>524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6:24</text:p>
          </table:table-cell>
          <table:table-cell office:value-type="string" table:style-name="ce1">
            <text:p>615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08" table:style-name="ce1">
            <text:p>5127008</text:p>
          </table:table-cell>
          <table:table-cell office:value-type="string" table:style-name="ce1">
            <text:p/>
          </table:table-cell>
          <table:table-cell office:value-type="float" office:value="52447" table:style-name="ce1">
            <text:p>524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25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09" table:style-name="ce1">
            <text:p>5127009</text:p>
          </table:table-cell>
          <table:table-cell office:value-type="string" table:style-name="ce1">
            <text:p/>
          </table:table-cell>
          <table:table-cell office:value-type="float" office:value="52448" table:style-name="ce1">
            <text:p>524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2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0" table:style-name="ce1">
            <text:p>5127010</text:p>
          </table:table-cell>
          <table:table-cell office:value-type="string" table:style-name="ce1">
            <text:p/>
          </table:table-cell>
          <table:table-cell office:value-type="float" office:value="52448" table:style-name="ce1">
            <text:p>524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2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11" table:style-name="ce1">
            <text:p>5127011</text:p>
          </table:table-cell>
          <table:table-cell office:value-type="string" table:style-name="ce1">
            <text:p/>
          </table:table-cell>
          <table:table-cell office:value-type="float" office:value="52448" table:style-name="ce1">
            <text:p>524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2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2" table:style-name="ce1">
            <text:p>5127012</text:p>
          </table:table-cell>
          <table:table-cell office:value-type="string" table:style-name="ce1">
            <text:p/>
          </table:table-cell>
          <table:table-cell office:value-type="float" office:value="52448" table:style-name="ce1">
            <text:p>524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1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3" table:style-name="ce1">
            <text:p>5127013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2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4" table:style-name="ce1">
            <text:p>5127014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2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15" table:style-name="ce1">
            <text:p>5127015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4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6" table:style-name="ce1">
            <text:p>5127016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5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7" table:style-name="ce1">
            <text:p>5127017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5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18" table:style-name="ce1">
            <text:p>5127018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5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19" table:style-name="ce1">
            <text:p>512701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7:47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20" table:style-name="ce1">
            <text:p>5127020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07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0667945</text:p>
          </table:table-cell>
          <table:table-cell office:value-type="string" table:style-name="ce1">
            <text:p>1526802465.153654</text:p>
          </table:table-cell>
          <table:table-cell office:value-type="string" table:style-name="ce1">
            <text:p/>
          </table:table-cell>
          <table:table-cell office:value-type="float" office:value="5127021" table:style-name="ce1">
            <text:p>5127021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0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22" table:style-name="ce1">
            <text:p>5127022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09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23" table:style-name="ce1">
            <text:p>5127023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09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24" table:style-name="ce1">
            <text:p>5127024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12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25" table:style-name="ce1">
            <text:p>5127025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15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026" table:style-name="ce1">
            <text:p>5127026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16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27" table:style-name="ce1">
            <text:p>5127027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32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465.153654</text:p>
          </table:table-cell>
          <table:table-cell office:value-type="string" table:style-name="ce1">
            <text:p/>
          </table:table-cell>
          <table:table-cell office:value-type="float" office:value="5127028" table:style-name="ce1">
            <text:p>5127028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34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29" table:style-name="ce1">
            <text:p>512702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37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30" table:style-name="ce1">
            <text:p>5127030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38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31" table:style-name="ce1">
            <text:p>5127031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38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32" table:style-name="ce1">
            <text:p>5127032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40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33" table:style-name="ce1">
            <text:p>5127033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42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30261830</text:p>
          </table:table-cell>
          <table:table-cell office:value-type="string" table:style-name="ce1">
            <text:p>1526802496.153656</text:p>
          </table:table-cell>
          <table:table-cell office:value-type="string" table:style-name="ce1">
            <text:p/>
          </table:table-cell>
          <table:table-cell office:value-type="float" office:value="5127034" table:style-name="ce1">
            <text:p>5127034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8:43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35" table:style-name="ce1">
            <text:p>5127035</text:p>
          </table:table-cell>
          <table:table-cell office:value-type="string" table:style-name="ce1">
            <text:p/>
          </table:table-cell>
          <table:table-cell office:value-type="float" office:value="52444" table:style-name="ce1">
            <text:p>524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02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9606147</text:p>
          </table:table-cell>
          <table:table-cell office:value-type="string" table:style-name="ce1">
            <text:p>1526802518.153657</text:p>
          </table:table-cell>
          <table:table-cell office:value-type="string" table:style-name="ce1">
            <text:p/>
          </table:table-cell>
          <table:table-cell office:value-type="float" office:value="5127036" table:style-name="ce1">
            <text:p>5127036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05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37" table:style-name="ce1">
            <text:p>5127037</text:p>
          </table:table-cell>
          <table:table-cell office:value-type="string" table:style-name="ce1">
            <text:p/>
          </table:table-cell>
          <table:table-cell office:value-type="float" office:value="52452" table:style-name="ce1">
            <text:p>5245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06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38" table:style-name="ce1">
            <text:p>5127038</text:p>
          </table:table-cell>
          <table:table-cell office:value-type="string" table:style-name="ce1">
            <text:p/>
          </table:table-cell>
          <table:table-cell office:value-type="float" office:value="52452" table:style-name="ce1">
            <text:p>5245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07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39" table:style-name="ce1">
            <text:p>5127039</text:p>
          </table:table-cell>
          <table:table-cell office:value-type="string" table:style-name="ce1">
            <text:p/>
          </table:table-cell>
          <table:table-cell office:value-type="float" office:value="52452" table:style-name="ce1">
            <text:p>5245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23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0" table:style-name="ce1">
            <text:p>5127040</text:p>
          </table:table-cell>
          <table:table-cell office:value-type="string" table:style-name="ce1">
            <text:p/>
          </table:table-cell>
          <table:table-cell office:value-type="float" office:value="52452" table:style-name="ce1">
            <text:p>5245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28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1" table:style-name="ce1">
            <text:p>5127041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29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2" table:style-name="ce1">
            <text:p>5127042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29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43" table:style-name="ce1">
            <text:p>5127043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30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4" table:style-name="ce1">
            <text:p>5127044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3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496.153656</text:p>
          </table:table-cell>
          <table:table-cell office:value-type="string" table:style-name="ce1">
            <text:p/>
          </table:table-cell>
          <table:table-cell office:value-type="float" office:value="5127045" table:style-name="ce1">
            <text:p>5127045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4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6" table:style-name="ce1">
            <text:p>5127046</text:p>
          </table:table-cell>
          <table:table-cell office:value-type="string" table:style-name="ce1">
            <text:p/>
          </table:table-cell>
          <table:table-cell office:value-type="float" office:value="52454" table:style-name="ce1">
            <text:p>5245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4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47" table:style-name="ce1">
            <text:p>5127047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5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48" table:style-name="ce1">
            <text:p>5127048</text:p>
          </table:table-cell>
          <table:table-cell office:value-type="string" table:style-name="ce1">
            <text:p/>
          </table:table-cell>
          <table:table-cell office:value-type="float" office:value="52454" table:style-name="ce1">
            <text:p>5245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6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49" table:style-name="ce1">
            <text:p>5127049</text:p>
          </table:table-cell>
          <table:table-cell office:value-type="string" table:style-name="ce1">
            <text:p/>
          </table:table-cell>
          <table:table-cell office:value-type="float" office:value="52454" table:style-name="ce1">
            <text:p>5245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8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0" table:style-name="ce1">
            <text:p>5127050</text:p>
          </table:table-cell>
          <table:table-cell office:value-type="string" table:style-name="ce1">
            <text:p/>
          </table:table-cell>
          <table:table-cell office:value-type="float" office:value="52454" table:style-name="ce1">
            <text:p>5245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49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1" table:style-name="ce1">
            <text:p>5127051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58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5743636</text:p>
          </table:table-cell>
          <table:table-cell office:value-type="string" table:style-name="ce1">
            <text:p>1526802570.153658</text:p>
          </table:table-cell>
          <table:table-cell office:value-type="string" table:style-name="ce1">
            <text:p/>
          </table:table-cell>
          <table:table-cell office:value-type="float" office:value="5127052" table:style-name="ce1">
            <text:p>5127052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49:58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570.153658</text:p>
          </table:table-cell>
          <table:table-cell office:value-type="string" table:style-name="ce1">
            <text:p>AGENT_HANGUP</text:p>
          </table:table-cell>
          <table:table-cell office:value-type="float" office:value="5127053" table:style-name="ce1">
            <text:p>5127053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00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4" table:style-name="ce1">
            <text:p>5127054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01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5" table:style-name="ce1">
            <text:p>5127055</text:p>
          </table:table-cell>
          <table:table-cell office:value-type="string" table:style-name="ce1">
            <text:p/>
          </table:table-cell>
          <table:table-cell office:value-type="float" office:value="52453" table:style-name="ce1">
            <text:p>5245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15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9826434</text:p>
          </table:table-cell>
          <table:table-cell office:value-type="string" table:style-name="ce1">
            <text:p>1526802589.153659</text:p>
          </table:table-cell>
          <table:table-cell office:value-type="string" table:style-name="ce1">
            <text:p/>
          </table:table-cell>
          <table:table-cell office:value-type="float" office:value="5127056" table:style-name="ce1">
            <text:p>5127056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25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7" table:style-name="ce1">
            <text:p>5127057</text:p>
          </table:table-cell>
          <table:table-cell office:value-type="string" table:style-name="ce1">
            <text:p/>
          </table:table-cell>
          <table:table-cell office:value-type="float" office:value="52455" table:style-name="ce1">
            <text:p>5245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26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58" table:style-name="ce1">
            <text:p>5127058</text:p>
          </table:table-cell>
          <table:table-cell office:value-type="string" table:style-name="ce1">
            <text:p/>
          </table:table-cell>
          <table:table-cell office:value-type="float" office:value="52455" table:style-name="ce1">
            <text:p>5245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35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59" table:style-name="ce1">
            <text:p>5127059</text:p>
          </table:table-cell>
          <table:table-cell office:value-type="string" table:style-name="ce1">
            <text:p/>
          </table:table-cell>
          <table:table-cell office:value-type="float" office:value="52455" table:style-name="ce1">
            <text:p>5245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36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0" table:style-name="ce1">
            <text:p>5127060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37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1" table:style-name="ce1">
            <text:p>5127061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0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589.153659</text:p>
          </table:table-cell>
          <table:table-cell office:value-type="string" table:style-name="ce1">
            <text:p/>
          </table:table-cell>
          <table:table-cell office:value-type="float" office:value="5127062" table:style-name="ce1">
            <text:p>5127062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0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63" table:style-name="ce1">
            <text:p>5127063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0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4" table:style-name="ce1">
            <text:p>5127064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1</text:p>
          </table:table-cell>
          <table:table-cell office:value-type="string" table:style-name="ce1">
            <text:p>613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5" table:style-name="ce1">
            <text:p>5127065</text:p>
          </table:table-cell>
          <table:table-cell office:value-type="string" table:style-name="ce1">
            <text:p/>
          </table:table-cell>
          <table:table-cell office:value-type="float" office:value="52457" table:style-name="ce1">
            <text:p>5245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1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66" table:style-name="ce1">
            <text:p>5127066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2</text:p>
          </table:table-cell>
          <table:table-cell office:value-type="string" table:style-name="ce1">
            <text:p>613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7" table:style-name="ce1">
            <text:p>5127067</text:p>
          </table:table-cell>
          <table:table-cell office:value-type="string" table:style-name="ce1">
            <text:p/>
          </table:table-cell>
          <table:table-cell office:value-type="float" office:value="52457" table:style-name="ce1">
            <text:p>5245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3</text:p>
          </table:table-cell>
          <table:table-cell office:value-type="string" table:style-name="ce1">
            <text:p>613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8" table:style-name="ce1">
            <text:p>5127068</text:p>
          </table:table-cell>
          <table:table-cell office:value-type="string" table:style-name="ce1">
            <text:p/>
          </table:table-cell>
          <table:table-cell office:value-type="float" office:value="52457" table:style-name="ce1">
            <text:p>5245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3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69" table:style-name="ce1">
            <text:p>5127069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4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0" table:style-name="ce1">
            <text:p>5127070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5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1" table:style-name="ce1">
            <text:p>5127071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6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72" table:style-name="ce1">
            <text:p>5127072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8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3" table:style-name="ce1">
            <text:p>5127073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49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4" table:style-name="ce1">
            <text:p>5127074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54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75" table:style-name="ce1">
            <text:p>5127075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54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6" table:style-name="ce1">
            <text:p>5127076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57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077" table:style-name="ce1">
            <text:p>5127077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58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8" table:style-name="ce1">
            <text:p>5127078</text:p>
          </table:table-cell>
          <table:table-cell office:value-type="string" table:style-name="ce1">
            <text:p/>
          </table:table-cell>
          <table:table-cell office:value-type="float" office:value="52460" table:style-name="ce1">
            <text:p>5246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0:59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79" table:style-name="ce1">
            <text:p>5127079</text:p>
          </table:table-cell>
          <table:table-cell office:value-type="string" table:style-name="ce1">
            <text:p/>
          </table:table-cell>
          <table:table-cell office:value-type="float" office:value="52460" table:style-name="ce1">
            <text:p>5246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0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0" table:style-name="ce1">
            <text:p>5127080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2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1" table:style-name="ce1">
            <text:p>5127081</text:p>
          </table:table-cell>
          <table:table-cell office:value-type="string" table:style-name="ce1">
            <text:p/>
          </table:table-cell>
          <table:table-cell office:value-type="float" office:value="52460" table:style-name="ce1">
            <text:p>5246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3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2" table:style-name="ce1">
            <text:p>5127082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083" table:style-name="ce1">
            <text:p>5127083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4" table:style-name="ce1">
            <text:p>5127084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09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5" table:style-name="ce1">
            <text:p>5127085</text:p>
          </table:table-cell>
          <table:table-cell office:value-type="string" table:style-name="ce1">
            <text:p/>
          </table:table-cell>
          <table:table-cell office:value-type="float" office:value="52456" table:style-name="ce1">
            <text:p>5245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1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6" table:style-name="ce1">
            <text:p>512708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10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7" table:style-name="ce1">
            <text:p>5127087</text:p>
          </table:table-cell>
          <table:table-cell office:value-type="string" table:style-name="ce1">
            <text:p/>
          </table:table-cell>
          <table:table-cell office:value-type="float" office:value="52455" table:style-name="ce1">
            <text:p>5245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11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88" table:style-name="ce1">
            <text:p>512708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12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89" table:style-name="ce1">
            <text:p>512708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21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090" table:style-name="ce1">
            <text:p>5127090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21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1" table:style-name="ce1">
            <text:p>5127091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24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2" table:style-name="ce1">
            <text:p>5127092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2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3" table:style-name="ce1">
            <text:p>5127093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4" table:style-name="ce1">
            <text:p>5127094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095" table:style-name="ce1">
            <text:p>5127095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4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096" table:style-name="ce1">
            <text:p>5127096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4</text:p>
          </table:table-cell>
          <table:table-cell office:value-type="string" table:style-name="ce1">
            <text:p>614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7" table:style-name="ce1">
            <text:p>5127097</text:p>
          </table:table-cell>
          <table:table-cell office:value-type="string" table:style-name="ce1">
            <text:p/>
          </table:table-cell>
          <table:table-cell office:value-type="float" office:value="52463" table:style-name="ce1">
            <text:p>5246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4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8" table:style-name="ce1">
            <text:p>5127098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5</text:p>
          </table:table-cell>
          <table:table-cell office:value-type="string" table:style-name="ce1">
            <text:p>614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099" table:style-name="ce1">
            <text:p>5127099</text:p>
          </table:table-cell>
          <table:table-cell office:value-type="string" table:style-name="ce1">
            <text:p/>
          </table:table-cell>
          <table:table-cell office:value-type="float" office:value="52463" table:style-name="ce1">
            <text:p>5246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7</text:p>
          </table:table-cell>
          <table:table-cell office:value-type="string" table:style-name="ce1">
            <text:p>614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00" table:style-name="ce1">
            <text:p>5127100</text:p>
          </table:table-cell>
          <table:table-cell office:value-type="string" table:style-name="ce1">
            <text:p/>
          </table:table-cell>
          <table:table-cell office:value-type="float" office:value="52463" table:style-name="ce1">
            <text:p>5246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8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1" table:style-name="ce1">
            <text:p>5127101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9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2" table:style-name="ce1">
            <text:p>5127102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39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3" table:style-name="ce1">
            <text:p>5127103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2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04" table:style-name="ce1">
            <text:p>5127104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2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5" table:style-name="ce1">
            <text:p>5127105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4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6" table:style-name="ce1">
            <text:p>5127106</text:p>
          </table:table-cell>
          <table:table-cell office:value-type="string" table:style-name="ce1">
            <text:p/>
          </table:table-cell>
          <table:table-cell office:value-type="float" office:value="52465" table:style-name="ce1">
            <text:p>5246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4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07" table:style-name="ce1">
            <text:p>5127107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5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8" table:style-name="ce1">
            <text:p>5127108</text:p>
          </table:table-cell>
          <table:table-cell office:value-type="string" table:style-name="ce1">
            <text:p/>
          </table:table-cell>
          <table:table-cell office:value-type="float" office:value="52465" table:style-name="ce1">
            <text:p>5246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5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09" table:style-name="ce1">
            <text:p>5127109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5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10" table:style-name="ce1">
            <text:p>5127110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6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11" table:style-name="ce1">
            <text:p>5127111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12" table:style-name="ce1">
            <text:p>5127112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13" table:style-name="ce1">
            <text:p>5127113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14" table:style-name="ce1">
            <text:p>5127114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15" table:style-name="ce1">
            <text:p>5127115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16" table:style-name="ce1">
            <text:p>5127116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9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17" table:style-name="ce1">
            <text:p>5127117</text:p>
          </table:table-cell>
          <table:table-cell office:value-type="string" table:style-name="ce1">
            <text:p/>
          </table:table-cell>
          <table:table-cell office:value-type="float" office:value="52465" table:style-name="ce1">
            <text:p>5246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49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18" table:style-name="ce1">
            <text:p>5127118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2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19" table:style-name="ce1">
            <text:p>5127119</text:p>
          </table:table-cell>
          <table:table-cell office:value-type="string" table:style-name="ce1">
            <text:p/>
          </table:table-cell>
          <table:table-cell office:value-type="float" office:value="52467" table:style-name="ce1">
            <text:p>5246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3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0" table:style-name="ce1">
            <text:p>512712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3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1" table:style-name="ce1">
            <text:p>5127121</text:p>
          </table:table-cell>
          <table:table-cell office:value-type="string" table:style-name="ce1">
            <text:p/>
          </table:table-cell>
          <table:table-cell office:value-type="float" office:value="52467" table:style-name="ce1">
            <text:p>5246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4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22" table:style-name="ce1">
            <text:p>5127122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5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3" table:style-name="ce1">
            <text:p>5127123</text:p>
          </table:table-cell>
          <table:table-cell office:value-type="string" table:style-name="ce1">
            <text:p/>
          </table:table-cell>
          <table:table-cell office:value-type="float" office:value="52467" table:style-name="ce1">
            <text:p>5246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8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24" table:style-name="ce1">
            <text:p>5127124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8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5" table:style-name="ce1">
            <text:p>5127125</text:p>
          </table:table-cell>
          <table:table-cell office:value-type="string" table:style-name="ce1">
            <text:p/>
          </table:table-cell>
          <table:table-cell office:value-type="float" office:value="52468" table:style-name="ce1">
            <text:p>5246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8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6" table:style-name="ce1">
            <text:p>5127126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8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7" table:style-name="ce1">
            <text:p>5127127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28" table:style-name="ce1">
            <text:p>512712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9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29" table:style-name="ce1">
            <text:p>5127129</text:p>
          </table:table-cell>
          <table:table-cell office:value-type="string" table:style-name="ce1">
            <text:p/>
          </table:table-cell>
          <table:table-cell office:value-type="float" office:value="52468" table:style-name="ce1">
            <text:p>5246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1:59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0" table:style-name="ce1">
            <text:p>5127130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31" table:style-name="ce1">
            <text:p>5127131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0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2" table:style-name="ce1">
            <text:p>5127132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0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33" table:style-name="ce1">
            <text:p>5127133</text:p>
          </table:table-cell>
          <table:table-cell office:value-type="string" table:style-name="ce1">
            <text:p/>
          </table:table-cell>
          <table:table-cell office:value-type="float" office:value="52468" table:style-name="ce1">
            <text:p>5246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1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4" table:style-name="ce1">
            <text:p>5127134</text:p>
          </table:table-cell>
          <table:table-cell office:value-type="string" table:style-name="ce1">
            <text:p/>
          </table:table-cell>
          <table:table-cell office:value-type="float" office:value="52465" table:style-name="ce1">
            <text:p>5246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1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5" table:style-name="ce1">
            <text:p>5127135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36" table:style-name="ce1">
            <text:p>5127136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2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37" table:style-name="ce1">
            <text:p>5127137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2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8" table:style-name="ce1">
            <text:p>5127138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5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39" table:style-name="ce1">
            <text:p>5127139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0" table:style-name="ce1">
            <text:p>512714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7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41" table:style-name="ce1">
            <text:p>5127141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9</text:p>
          </table:table-cell>
          <table:table-cell office:value-type="string" table:style-name="ce1">
            <text:p>888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2" table:style-name="ce1">
            <text:p>5127142</text:p>
          </table:table-cell>
          <table:table-cell office:value-type="string" table:style-name="ce1">
            <text:p/>
          </table:table-cell>
          <table:table-cell office:value-type="float" office:value="52471" table:style-name="ce1">
            <text:p>5247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09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3" table:style-name="ce1">
            <text:p>5127143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44" table:style-name="ce1">
            <text:p>5127144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888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5" table:style-name="ce1">
            <text:p>5127145</text:p>
          </table:table-cell>
          <table:table-cell office:value-type="string" table:style-name="ce1">
            <text:p/>
          </table:table-cell>
          <table:table-cell office:value-type="float" office:value="52471" table:style-name="ce1">
            <text:p>5247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6" table:style-name="ce1">
            <text:p>5127146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47" table:style-name="ce1">
            <text:p>5127147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8" table:style-name="ce1">
            <text:p>5127148</text:p>
          </table:table-cell>
          <table:table-cell office:value-type="string" table:style-name="ce1">
            <text:p/>
          </table:table-cell>
          <table:table-cell office:value-type="float" office:value="52451" table:style-name="ce1">
            <text:p>5245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0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49" table:style-name="ce1">
            <text:p>5127149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1</text:p>
          </table:table-cell>
          <table:table-cell office:value-type="string" table:style-name="ce1">
            <text:p>888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0" table:style-name="ce1">
            <text:p>5127150</text:p>
          </table:table-cell>
          <table:table-cell office:value-type="string" table:style-name="ce1">
            <text:p/>
          </table:table-cell>
          <table:table-cell office:value-type="float" office:value="52471" table:style-name="ce1">
            <text:p>5247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2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1" table:style-name="ce1">
            <text:p>5127151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3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2" table:style-name="ce1">
            <text:p>5127152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4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53" table:style-name="ce1">
            <text:p>5127153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4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4" table:style-name="ce1">
            <text:p>5127154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4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5" table:style-name="ce1">
            <text:p>5127155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4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6" table:style-name="ce1">
            <text:p>5127156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5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7" table:style-name="ce1">
            <text:p>5127157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6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58" table:style-name="ce1">
            <text:p>5127158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7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59" table:style-name="ce1">
            <text:p>5127159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19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0420706</text:p>
          </table:table-cell>
          <table:table-cell office:value-type="string" table:style-name="ce1">
            <text:p>1526802722.153675</text:p>
          </table:table-cell>
          <table:table-cell office:value-type="string" table:style-name="ce1">
            <text:p/>
          </table:table-cell>
          <table:table-cell office:value-type="float" office:value="5127160" table:style-name="ce1">
            <text:p>5127160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0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61" table:style-name="ce1">
            <text:p>5127161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0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2" table:style-name="ce1">
            <text:p>5127162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2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3" table:style-name="ce1">
            <text:p>5127163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4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4" table:style-name="ce1">
            <text:p>5127164</text:p>
          </table:table-cell>
          <table:table-cell office:value-type="string" table:style-name="ce1">
            <text:p/>
          </table:table-cell>
          <table:table-cell office:value-type="float" office:value="52475" table:style-name="ce1">
            <text:p>5247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5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5" table:style-name="ce1">
            <text:p>5127165</text:p>
          </table:table-cell>
          <table:table-cell office:value-type="string" table:style-name="ce1">
            <text:p/>
          </table:table-cell>
          <table:table-cell office:value-type="float" office:value="52475" table:style-name="ce1">
            <text:p>5247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5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66" table:style-name="ce1">
            <text:p>512716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5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7" table:style-name="ce1">
            <text:p>5127167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6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8" table:style-name="ce1">
            <text:p>5127168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6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69" table:style-name="ce1">
            <text:p>5127169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7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70" table:style-name="ce1">
            <text:p>5127170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7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71" table:style-name="ce1">
            <text:p>512717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7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72" table:style-name="ce1">
            <text:p>5127172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7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73" table:style-name="ce1">
            <text:p>5127173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74" table:style-name="ce1">
            <text:p>512717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29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75" table:style-name="ce1">
            <text:p>5127175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0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76" table:style-name="ce1">
            <text:p>5127176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77" table:style-name="ce1">
            <text:p>5127177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0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78" table:style-name="ce1">
            <text:p>5127178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79" table:style-name="ce1">
            <text:p>5127179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0" table:style-name="ce1">
            <text:p>5127180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2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1" table:style-name="ce1">
            <text:p>5127181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4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0056700</text:p>
          </table:table-cell>
          <table:table-cell office:value-type="string" table:style-name="ce1">
            <text:p>1526802737.153680</text:p>
          </table:table-cell>
          <table:table-cell office:value-type="string" table:style-name="ce1">
            <text:p/>
          </table:table-cell>
          <table:table-cell office:value-type="float" office:value="5127182" table:style-name="ce1">
            <text:p>5127182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4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83" table:style-name="ce1">
            <text:p>5127183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4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4" table:style-name="ce1">
            <text:p>5127184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4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5" table:style-name="ce1">
            <text:p>5127185</text:p>
          </table:table-cell>
          <table:table-cell office:value-type="string" table:style-name="ce1">
            <text:p/>
          </table:table-cell>
          <table:table-cell office:value-type="float" office:value="52477" table:style-name="ce1">
            <text:p>5247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4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6" table:style-name="ce1">
            <text:p>512718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5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7" table:style-name="ce1">
            <text:p>5127187</text:p>
          </table:table-cell>
          <table:table-cell office:value-type="string" table:style-name="ce1">
            <text:p/>
          </table:table-cell>
          <table:table-cell office:value-type="float" office:value="52477" table:style-name="ce1">
            <text:p>5247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6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8" table:style-name="ce1">
            <text:p>5127188</text:p>
          </table:table-cell>
          <table:table-cell office:value-type="string" table:style-name="ce1">
            <text:p/>
          </table:table-cell>
          <table:table-cell office:value-type="float" office:value="52477" table:style-name="ce1">
            <text:p>5247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89" table:style-name="ce1">
            <text:p>512718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7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0" table:style-name="ce1">
            <text:p>5127190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7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1" table:style-name="ce1">
            <text:p>5127191</text:p>
          </table:table-cell>
          <table:table-cell office:value-type="string" table:style-name="ce1">
            <text:p/>
          </table:table-cell>
          <table:table-cell office:value-type="float" office:value="52479" table:style-name="ce1">
            <text:p>5247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8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2" table:style-name="ce1">
            <text:p>5127192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8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93" table:style-name="ce1">
            <text:p>5127193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8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4" table:style-name="ce1">
            <text:p>5127194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8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5" table:style-name="ce1">
            <text:p>5127195</text:p>
          </table:table-cell>
          <table:table-cell office:value-type="string" table:style-name="ce1">
            <text:p/>
          </table:table-cell>
          <table:table-cell office:value-type="float" office:value="52479" table:style-name="ce1">
            <text:p>5247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9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196" table:style-name="ce1">
            <text:p>5127196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39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7" table:style-name="ce1">
            <text:p>5127197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198" table:style-name="ce1">
            <text:p>512719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199" table:style-name="ce1">
            <text:p>512719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1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00" table:style-name="ce1">
            <text:p>5127200</text:p>
          </table:table-cell>
          <table:table-cell office:value-type="string" table:style-name="ce1">
            <text:p/>
          </table:table-cell>
          <table:table-cell office:value-type="float" office:value="52479" table:style-name="ce1">
            <text:p>5247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1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1" table:style-name="ce1">
            <text:p>5127201</text:p>
          </table:table-cell>
          <table:table-cell office:value-type="string" table:style-name="ce1">
            <text:p/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2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2" table:style-name="ce1">
            <text:p>5127202</text:p>
          </table:table-cell>
          <table:table-cell office:value-type="string" table:style-name="ce1">
            <text:p/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3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03" table:style-name="ce1">
            <text:p>5127203</text:p>
          </table:table-cell>
          <table:table-cell office:value-type="string" table:style-name="ce1">
            <text:p/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4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04" table:style-name="ce1">
            <text:p>5127204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4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5" table:style-name="ce1">
            <text:p>5127205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5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6" table:style-name="ce1">
            <text:p>5127206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6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07" table:style-name="ce1">
            <text:p>5127207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7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8" table:style-name="ce1">
            <text:p>5127208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8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09" table:style-name="ce1">
            <text:p>5127209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4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10" table:style-name="ce1">
            <text:p>512721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2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11" table:style-name="ce1">
            <text:p>5127211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2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12" table:style-name="ce1">
            <text:p>5127212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4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13" table:style-name="ce1">
            <text:p>5127213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4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14" table:style-name="ce1">
            <text:p>5127214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8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15" table:style-name="ce1">
            <text:p>5127215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9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16" table:style-name="ce1">
            <text:p>5127216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2:59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17" table:style-name="ce1">
            <text:p>5127217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0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18" table:style-name="ce1">
            <text:p>5127218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0</text:p>
          </table:table-cell>
          <table:table-cell office:value-type="string" table:style-name="ce1">
            <text:p>96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8440449</text:p>
          </table:table-cell>
          <table:table-cell office:value-type="string" table:style-name="ce1">
            <text:p>1526802742.153682</text:p>
          </table:table-cell>
          <table:table-cell office:value-type="string" table:style-name="ce1">
            <text:p/>
          </table:table-cell>
          <table:table-cell office:value-type="float" office:value="5127219" table:style-name="ce1">
            <text:p>5127219</text:p>
          </table:table-cell>
          <table:table-cell office:value-type="string" table:style-name="ce1">
            <text:p/>
          </table:table-cell>
          <table:table-cell office:value-type="float" office:value="52449" table:style-name="ce1">
            <text:p>524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20" table:style-name="ce1">
            <text:p>5127220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1" table:style-name="ce1">
            <text:p>5127221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2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2" table:style-name="ce1">
            <text:p>5127222</text:p>
          </table:table-cell>
          <table:table-cell office:value-type="string" table:style-name="ce1">
            <text:p/>
          </table:table-cell>
          <table:table-cell office:value-type="float" office:value="52480" table:style-name="ce1">
            <text:p>5248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3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3727249</text:p>
          </table:table-cell>
          <table:table-cell office:value-type="string" table:style-name="ce1">
            <text:p>1526802754.153687</text:p>
          </table:table-cell>
          <table:table-cell office:value-type="string" table:style-name="ce1">
            <text:p/>
          </table:table-cell>
          <table:table-cell office:value-type="float" office:value="5127223" table:style-name="ce1">
            <text:p>5127223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5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4" table:style-name="ce1">
            <text:p>5127224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6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5" table:style-name="ce1">
            <text:p>5127225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6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26" table:style-name="ce1">
            <text:p>5127226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6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7" table:style-name="ce1">
            <text:p>5127227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6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8" table:style-name="ce1">
            <text:p>5127228</text:p>
          </table:table-cell>
          <table:table-cell office:value-type="string" table:style-name="ce1">
            <text:p/>
          </table:table-cell>
          <table:table-cell office:value-type="float" office:value="52482" table:style-name="ce1">
            <text:p>5248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7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29" table:style-name="ce1">
            <text:p>5127229</text:p>
          </table:table-cell>
          <table:table-cell office:value-type="string" table:style-name="ce1">
            <text:p/>
          </table:table-cell>
          <table:table-cell office:value-type="float" office:value="52482" table:style-name="ce1">
            <text:p>5248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8</text:p>
          </table:table-cell>
          <table:table-cell office:value-type="string" table:style-name="ce1">
            <text:p>615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0" table:style-name="ce1">
            <text:p>5127230</text:p>
          </table:table-cell>
          <table:table-cell office:value-type="string" table:style-name="ce1">
            <text:p/>
          </table:table-cell>
          <table:table-cell office:value-type="float" office:value="52483" table:style-name="ce1">
            <text:p>5248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8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1" table:style-name="ce1">
            <text:p>5127231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8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32" table:style-name="ce1">
            <text:p>5127232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8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3" table:style-name="ce1">
            <text:p>5127233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9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4" table:style-name="ce1">
            <text:p>5127234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09</text:p>
          </table:table-cell>
          <table:table-cell office:value-type="string" table:style-name="ce1">
            <text:p>615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5" table:style-name="ce1">
            <text:p>5127235</text:p>
          </table:table-cell>
          <table:table-cell office:value-type="string" table:style-name="ce1">
            <text:p/>
          </table:table-cell>
          <table:table-cell office:value-type="float" office:value="52483" table:style-name="ce1">
            <text:p>5248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0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6" table:style-name="ce1">
            <text:p>5127236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0</text:p>
          </table:table-cell>
          <table:table-cell office:value-type="string" table:style-name="ce1">
            <text:p>615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37" table:style-name="ce1">
            <text:p>5127237</text:p>
          </table:table-cell>
          <table:table-cell office:value-type="string" table:style-name="ce1">
            <text:p/>
          </table:table-cell>
          <table:table-cell office:value-type="float" office:value="52483" table:style-name="ce1">
            <text:p>5248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0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722.153675</text:p>
          </table:table-cell>
          <table:table-cell office:value-type="string" table:style-name="ce1">
            <text:p>AGENT_HANGUP</text:p>
          </table:table-cell>
          <table:table-cell office:value-type="float" office:value="5127238" table:style-name="ce1">
            <text:p>5127238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0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39" table:style-name="ce1">
            <text:p>5127239</text:p>
          </table:table-cell>
          <table:table-cell office:value-type="string" table:style-name="ce1">
            <text:p/>
          </table:table-cell>
          <table:table-cell office:value-type="float" office:value="52482" table:style-name="ce1">
            <text:p>5248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1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0" table:style-name="ce1">
            <text:p>5127240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1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41" table:style-name="ce1">
            <text:p>5127241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1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2" table:style-name="ce1">
            <text:p>5127242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1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43" table:style-name="ce1">
            <text:p>5127243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2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4" table:style-name="ce1">
            <text:p>5127244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2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5" table:style-name="ce1">
            <text:p>5127245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2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46" table:style-name="ce1">
            <text:p>512724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3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7" table:style-name="ce1">
            <text:p>5127247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4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48" table:style-name="ce1">
            <text:p>5127248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4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49" table:style-name="ce1">
            <text:p>512724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5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0" table:style-name="ce1">
            <text:p>5127250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1" table:style-name="ce1">
            <text:p>5127251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6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2" table:style-name="ce1">
            <text:p>5127252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53" table:style-name="ce1">
            <text:p>5127253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4" table:style-name="ce1">
            <text:p>512725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19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1357231</text:p>
          </table:table-cell>
          <table:table-cell office:value-type="string" table:style-name="ce1">
            <text:p>1526802780.153697</text:p>
          </table:table-cell>
          <table:table-cell office:value-type="string" table:style-name="ce1">
            <text:p/>
          </table:table-cell>
          <table:table-cell office:value-type="float" office:value="5127255" table:style-name="ce1">
            <text:p>5127255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0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56" table:style-name="ce1">
            <text:p>5127256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0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7" table:style-name="ce1">
            <text:p>5127257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1</text:p>
          </table:table-cell>
          <table:table-cell office:value-type="string" table:style-name="ce1">
            <text:p>599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9803493</text:p>
          </table:table-cell>
          <table:table-cell office:value-type="string" table:style-name="ce1">
            <text:p>1526802789.153701</text:p>
          </table:table-cell>
          <table:table-cell office:value-type="string" table:style-name="ce1">
            <text:p/>
          </table:table-cell>
          <table:table-cell office:value-type="float" office:value="5127258" table:style-name="ce1">
            <text:p>5127258</text:p>
          </table:table-cell>
          <table:table-cell office:value-type="string" table:style-name="ce1">
            <text:p/>
          </table:table-cell>
          <table:table-cell office:value-type="float" office:value="52458" table:style-name="ce1">
            <text:p>5245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2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59" table:style-name="ce1">
            <text:p>5127259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2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60" table:style-name="ce1">
            <text:p>5127260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2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61" table:style-name="ce1">
            <text:p>5127261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2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2" table:style-name="ce1">
            <text:p>5127262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3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3" table:style-name="ce1">
            <text:p>5127263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3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4" table:style-name="ce1">
            <text:p>5127264</text:p>
          </table:table-cell>
          <table:table-cell office:value-type="string" table:style-name="ce1">
            <text:p/>
          </table:table-cell>
          <table:table-cell office:value-type="float" office:value="52486" table:style-name="ce1">
            <text:p>5248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3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5" table:style-name="ce1">
            <text:p>5127265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4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6" table:style-name="ce1">
            <text:p>5127266</text:p>
          </table:table-cell>
          <table:table-cell office:value-type="string" table:style-name="ce1">
            <text:p/>
          </table:table-cell>
          <table:table-cell office:value-type="float" office:value="52486" table:style-name="ce1">
            <text:p>5248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5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7" table:style-name="ce1">
            <text:p>5127267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6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68" table:style-name="ce1">
            <text:p>5127268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6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69" table:style-name="ce1">
            <text:p>5127269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27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0" table:style-name="ce1">
            <text:p>5127270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2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1" table:style-name="ce1">
            <text:p>5127271</text:p>
          </table:table-cell>
          <table:table-cell office:value-type="string" table:style-name="ce1">
            <text:p/>
          </table:table-cell>
          <table:table-cell office:value-type="float" office:value="52466" table:style-name="ce1">
            <text:p>5246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2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7339097</text:p>
          </table:table-cell>
          <table:table-cell office:value-type="string" table:style-name="ce1">
            <text:p>1526802802.153707</text:p>
          </table:table-cell>
          <table:table-cell office:value-type="string" table:style-name="ce1">
            <text:p/>
          </table:table-cell>
          <table:table-cell office:value-type="float" office:value="5127272" table:style-name="ce1">
            <text:p>5127272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5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3" table:style-name="ce1">
            <text:p>5127273</text:p>
          </table:table-cell>
          <table:table-cell office:value-type="string" table:style-name="ce1">
            <text:p/>
          </table:table-cell>
          <table:table-cell office:value-type="float" office:value="52486" table:style-name="ce1">
            <text:p>5248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74" table:style-name="ce1">
            <text:p>512727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6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5" table:style-name="ce1">
            <text:p>5127275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7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518.153657</text:p>
          </table:table-cell>
          <table:table-cell office:value-type="string" table:style-name="ce1">
            <text:p>AGENT_HANGUP</text:p>
          </table:table-cell>
          <table:table-cell office:value-type="float" office:value="5127276" table:style-name="ce1">
            <text:p>5127276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7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7" table:style-name="ce1">
            <text:p>5127277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7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78" table:style-name="ce1">
            <text:p>5127278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79" table:style-name="ce1">
            <text:p>512727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9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80" table:style-name="ce1">
            <text:p>5127280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39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81" table:style-name="ce1">
            <text:p>5127281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0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82" table:style-name="ce1">
            <text:p>5127282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0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83" table:style-name="ce1">
            <text:p>5127283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2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84" table:style-name="ce1">
            <text:p>5127284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3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85" table:style-name="ce1">
            <text:p>5127285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3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86" table:style-name="ce1">
            <text:p>5127286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3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87" table:style-name="ce1">
            <text:p>5127287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3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88" table:style-name="ce1">
            <text:p>5127288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4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89" table:style-name="ce1">
            <text:p>512728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4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0" table:style-name="ce1">
            <text:p>5127290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4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1" table:style-name="ce1">
            <text:p>5127291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6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2" table:style-name="ce1">
            <text:p>5127292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6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3" table:style-name="ce1">
            <text:p>5127293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6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294" table:style-name="ce1">
            <text:p>5127294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6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295" table:style-name="ce1">
            <text:p>5127295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7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6" table:style-name="ce1">
            <text:p>5127296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7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7" table:style-name="ce1">
            <text:p>5127297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49</text:p>
          </table:table-cell>
          <table:table-cell office:value-type="string" table:style-name="ce1">
            <text:p>17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8" table:style-name="ce1">
            <text:p>5127298</text:p>
          </table:table-cell>
          <table:table-cell office:value-type="string" table:style-name="ce1">
            <text:p/>
          </table:table-cell>
          <table:table-cell office:value-type="float" office:value="52489" table:style-name="ce1">
            <text:p>5248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0</text:p>
          </table:table-cell>
          <table:table-cell office:value-type="string" table:style-name="ce1">
            <text:p>17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299" table:style-name="ce1">
            <text:p>5127299</text:p>
          </table:table-cell>
          <table:table-cell office:value-type="string" table:style-name="ce1">
            <text:p/>
          </table:table-cell>
          <table:table-cell office:value-type="float" office:value="52489" table:style-name="ce1">
            <text:p>5248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0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0" table:style-name="ce1">
            <text:p>5127300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1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1" table:style-name="ce1">
            <text:p>5127301</text:p>
          </table:table-cell>
          <table:table-cell office:value-type="string" table:style-name="ce1">
            <text:p/>
          </table:table-cell>
          <table:table-cell office:value-type="float" office:value="52468" table:style-name="ce1">
            <text:p>5246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1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2" table:style-name="ce1">
            <text:p>5127302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1</text:p>
          </table:table-cell>
          <table:table-cell office:value-type="string" table:style-name="ce1">
            <text:p>17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03" table:style-name="ce1">
            <text:p>5127303</text:p>
          </table:table-cell>
          <table:table-cell office:value-type="string" table:style-name="ce1">
            <text:p/>
          </table:table-cell>
          <table:table-cell office:value-type="float" office:value="52489" table:style-name="ce1">
            <text:p>5248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1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4" table:style-name="ce1">
            <text:p>5127304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05" table:style-name="ce1">
            <text:p>5127305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6" table:style-name="ce1">
            <text:p>5127306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2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07" table:style-name="ce1">
            <text:p>5127307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2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8" table:style-name="ce1">
            <text:p>5127308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2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09" table:style-name="ce1">
            <text:p>5127309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3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0" table:style-name="ce1">
            <text:p>512731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3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11" table:style-name="ce1">
            <text:p>5127311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4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2" table:style-name="ce1">
            <text:p>5127312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4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13" table:style-name="ce1">
            <text:p>5127313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5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4" table:style-name="ce1">
            <text:p>5127314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5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5" table:style-name="ce1">
            <text:p>5127315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6</text:p>
          </table:table-cell>
          <table:table-cell office:value-type="string" table:style-name="ce1">
            <text:p>747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6" table:style-name="ce1">
            <text:p>5127316</text:p>
          </table:table-cell>
          <table:table-cell office:value-type="string" table:style-name="ce1">
            <text:p/>
          </table:table-cell>
          <table:table-cell office:value-type="float" office:value="52472" table:style-name="ce1">
            <text:p>5247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7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5425354</text:p>
          </table:table-cell>
          <table:table-cell office:value-type="string" table:style-name="ce1">
            <text:p>1526802824.153714</text:p>
          </table:table-cell>
          <table:table-cell office:value-type="string" table:style-name="ce1">
            <text:p/>
          </table:table-cell>
          <table:table-cell office:value-type="float" office:value="5127317" table:style-name="ce1">
            <text:p>5127317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3:58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8" table:style-name="ce1">
            <text:p>5127318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0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19" table:style-name="ce1">
            <text:p>5127319</text:p>
          </table:table-cell>
          <table:table-cell office:value-type="string" table:style-name="ce1">
            <text:p/>
          </table:table-cell>
          <table:table-cell office:value-type="float" office:value="52491" table:style-name="ce1">
            <text:p>5249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1</text:p>
          </table:table-cell>
          <table:table-cell office:value-type="string" table:style-name="ce1">
            <text:p>17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20" table:style-name="ce1">
            <text:p>5127320</text:p>
          </table:table-cell>
          <table:table-cell office:value-type="string" table:style-name="ce1">
            <text:p/>
          </table:table-cell>
          <table:table-cell office:value-type="float" office:value="52489" table:style-name="ce1">
            <text:p>5248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1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21" table:style-name="ce1">
            <text:p>5127321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1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22" table:style-name="ce1">
            <text:p>5127322</text:p>
          </table:table-cell>
          <table:table-cell office:value-type="string" table:style-name="ce1">
            <text:p/>
          </table:table-cell>
          <table:table-cell office:value-type="float" office:value="52491" table:style-name="ce1">
            <text:p>5249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2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23" table:style-name="ce1">
            <text:p>5127323</text:p>
          </table:table-cell>
          <table:table-cell office:value-type="string" table:style-name="ce1">
            <text:p/>
          </table:table-cell>
          <table:table-cell office:value-type="float" office:value="52491" table:style-name="ce1">
            <text:p>5249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5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33091404</text:p>
          </table:table-cell>
          <table:table-cell office:value-type="string" table:style-name="ce1">
            <text:p>1526802806.153709</text:p>
          </table:table-cell>
          <table:table-cell office:value-type="string" table:style-name="ce1">
            <text:p/>
          </table:table-cell>
          <table:table-cell office:value-type="float" office:value="5127324" table:style-name="ce1">
            <text:p>5127324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5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06.153709</text:p>
          </table:table-cell>
          <table:table-cell office:value-type="string" table:style-name="ce1">
            <text:p>AGENT_HANGUP</text:p>
          </table:table-cell>
          <table:table-cell office:value-type="float" office:value="5127325" table:style-name="ce1">
            <text:p>5127325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6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26" table:style-name="ce1">
            <text:p>5127326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7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27" table:style-name="ce1">
            <text:p>5127327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28" table:style-name="ce1">
            <text:p>512732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8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29" table:style-name="ce1">
            <text:p>5127329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8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30" table:style-name="ce1">
            <text:p>5127330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09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31" table:style-name="ce1">
            <text:p>5127331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32" table:style-name="ce1">
            <text:p>5127332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1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3" table:style-name="ce1">
            <text:p>5127333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4" table:style-name="ce1">
            <text:p>5127334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2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5" table:style-name="ce1">
            <text:p>5127335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2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36" table:style-name="ce1">
            <text:p>5127336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2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7" table:style-name="ce1">
            <text:p>5127337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3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8" table:style-name="ce1">
            <text:p>512733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4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39" table:style-name="ce1">
            <text:p>512733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4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40" table:style-name="ce1">
            <text:p>5127340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5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1" table:style-name="ce1">
            <text:p>5127341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2" table:style-name="ce1">
            <text:p>5127342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7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737.153680</text:p>
          </table:table-cell>
          <table:table-cell office:value-type="string" table:style-name="ce1">
            <text:p>AGENT_HANGUP</text:p>
          </table:table-cell>
          <table:table-cell office:value-type="float" office:value="5127343" table:style-name="ce1">
            <text:p>5127343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44" table:style-name="ce1">
            <text:p>512734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8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5" table:style-name="ce1">
            <text:p>5127345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1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6" table:style-name="ce1">
            <text:p>512734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0</text:p>
          </table:table-cell>
          <table:table-cell office:value-type="string" table:style-name="ce1">
            <text:p>5940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7" table:style-name="ce1">
            <text:p>5127347</text:p>
          </table:table-cell>
          <table:table-cell office:value-type="string" table:style-name="ce1">
            <text:p/>
          </table:table-cell>
          <table:table-cell office:value-type="float" office:value="52493" table:style-name="ce1">
            <text:p>5249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1</text:p>
          </table:table-cell>
          <table:table-cell office:value-type="string" table:style-name="ce1">
            <text:p>5940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8" table:style-name="ce1">
            <text:p>5127348</text:p>
          </table:table-cell>
          <table:table-cell office:value-type="string" table:style-name="ce1">
            <text:p/>
          </table:table-cell>
          <table:table-cell office:value-type="float" office:value="52493" table:style-name="ce1">
            <text:p>5249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2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49" table:style-name="ce1">
            <text:p>5127349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3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50" table:style-name="ce1">
            <text:p>5127350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3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1" table:style-name="ce1">
            <text:p>5127351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4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52" table:style-name="ce1">
            <text:p>5127352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4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3" table:style-name="ce1">
            <text:p>5127353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4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4" table:style-name="ce1">
            <text:p>5127354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6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0895053</text:p>
          </table:table-cell>
          <table:table-cell office:value-type="string" table:style-name="ce1">
            <text:p>1526802835.153723</text:p>
          </table:table-cell>
          <table:table-cell office:value-type="string" table:style-name="ce1">
            <text:p/>
          </table:table-cell>
          <table:table-cell office:value-type="float" office:value="5127355" table:style-name="ce1">
            <text:p>5127355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6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6" table:style-name="ce1">
            <text:p>5127356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7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7" table:style-name="ce1">
            <text:p>5127357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8</text:p>
          </table:table-cell>
          <table:table-cell office:value-type="string" table:style-name="ce1">
            <text:p>5940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8" table:style-name="ce1">
            <text:p>5127358</text:p>
          </table:table-cell>
          <table:table-cell office:value-type="string" table:style-name="ce1">
            <text:p/>
          </table:table-cell>
          <table:table-cell office:value-type="float" office:value="52493" table:style-name="ce1">
            <text:p>5249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9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59" table:style-name="ce1">
            <text:p>5127359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29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0" table:style-name="ce1">
            <text:p>5127360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0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61" table:style-name="ce1">
            <text:p>5127361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0</text:p>
          </table:table-cell>
          <table:table-cell office:value-type="string" table:style-name="ce1">
            <text:p>766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2" table:style-name="ce1">
            <text:p>5127362</text:p>
          </table:table-cell>
          <table:table-cell office:value-type="string" table:style-name="ce1">
            <text:p/>
          </table:table-cell>
          <table:table-cell office:value-type="float" office:value="52497" table:style-name="ce1">
            <text:p>5249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1</text:p>
          </table:table-cell>
          <table:table-cell office:value-type="string" table:style-name="ce1">
            <text:p>179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3" table:style-name="ce1">
            <text:p>5127363</text:p>
          </table:table-cell>
          <table:table-cell office:value-type="string" table:style-name="ce1">
            <text:p/>
          </table:table-cell>
          <table:table-cell office:value-type="float" office:value="52498" table:style-name="ce1">
            <text:p>5249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1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4" table:style-name="ce1">
            <text:p>5127364</text:p>
          </table:table-cell>
          <table:table-cell office:value-type="string" table:style-name="ce1">
            <text:p/>
          </table:table-cell>
          <table:table-cell office:value-type="float" office:value="52499" table:style-name="ce1">
            <text:p>5249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1</text:p>
          </table:table-cell>
          <table:table-cell office:value-type="string" table:style-name="ce1">
            <text:p>766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5" table:style-name="ce1">
            <text:p>5127365</text:p>
          </table:table-cell>
          <table:table-cell office:value-type="string" table:style-name="ce1">
            <text:p/>
          </table:table-cell>
          <table:table-cell office:value-type="float" office:value="52497" table:style-name="ce1">
            <text:p>5249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1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6" table:style-name="ce1">
            <text:p>5127366</text:p>
          </table:table-cell>
          <table:table-cell office:value-type="string" table:style-name="ce1">
            <text:p/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7" table:style-name="ce1">
            <text:p>5127367</text:p>
          </table:table-cell>
          <table:table-cell office:value-type="string" table:style-name="ce1">
            <text:p/>
          </table:table-cell>
          <table:table-cell office:value-type="float" office:value="52499" table:style-name="ce1">
            <text:p>5249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179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68" table:style-name="ce1">
            <text:p>5127368</text:p>
          </table:table-cell>
          <table:table-cell office:value-type="string" table:style-name="ce1">
            <text:p/>
          </table:table-cell>
          <table:table-cell office:value-type="float" office:value="52498" table:style-name="ce1">
            <text:p>5249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69" table:style-name="ce1">
            <text:p>5127369</text:p>
          </table:table-cell>
          <table:table-cell office:value-type="string" table:style-name="ce1">
            <text:p/>
          </table:table-cell>
          <table:table-cell office:value-type="float" office:value="52499" table:style-name="ce1">
            <text:p>5249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70" table:style-name="ce1">
            <text:p>5127370</text:p>
          </table:table-cell>
          <table:table-cell office:value-type="string" table:style-name="ce1">
            <text:p/>
          </table:table-cell>
          <table:table-cell office:value-type="float" office:value="52499" table:style-name="ce1">
            <text:p>5249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71" table:style-name="ce1">
            <text:p>5127371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179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72" table:style-name="ce1">
            <text:p>5127372</text:p>
          </table:table-cell>
          <table:table-cell office:value-type="string" table:style-name="ce1">
            <text:p/>
          </table:table-cell>
          <table:table-cell office:value-type="float" office:value="52498" table:style-name="ce1">
            <text:p>5249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73" table:style-name="ce1">
            <text:p>5127373</text:p>
          </table:table-cell>
          <table:table-cell office:value-type="string" table:style-name="ce1">
            <text:p/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74" table:style-name="ce1">
            <text:p>5127374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2</text:p>
          </table:table-cell>
          <table:table-cell office:value-type="string" table:style-name="ce1">
            <text:p>766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75" table:style-name="ce1">
            <text:p>5127375</text:p>
          </table:table-cell>
          <table:table-cell office:value-type="string" table:style-name="ce1">
            <text:p/>
          </table:table-cell>
          <table:table-cell office:value-type="float" office:value="52497" table:style-name="ce1">
            <text:p>5249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5578152</text:p>
          </table:table-cell>
          <table:table-cell office:value-type="string" table:style-name="ce1">
            <text:p>1526802857.153731</text:p>
          </table:table-cell>
          <table:table-cell office:value-type="string" table:style-name="ce1">
            <text:p/>
          </table:table-cell>
          <table:table-cell office:value-type="float" office:value="5127376" table:style-name="ce1">
            <text:p>5127376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4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77" table:style-name="ce1">
            <text:p>5127377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4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78" table:style-name="ce1">
            <text:p>5127378</text:p>
          </table:table-cell>
          <table:table-cell office:value-type="string" table:style-name="ce1">
            <text:p/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5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79" table:style-name="ce1">
            <text:p>512737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5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80" table:style-name="ce1">
            <text:p>5127380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6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81" table:style-name="ce1">
            <text:p>5127381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7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82" table:style-name="ce1">
            <text:p>5127382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83" table:style-name="ce1">
            <text:p>5127383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8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84" table:style-name="ce1">
            <text:p>5127384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8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85" table:style-name="ce1">
            <text:p>5127385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9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86" table:style-name="ce1">
            <text:p>5127386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9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87" table:style-name="ce1">
            <text:p>5127387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9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1518212</text:p>
          </table:table-cell>
          <table:table-cell office:value-type="string" table:style-name="ce1">
            <text:p>1526802855.153730</text:p>
          </table:table-cell>
          <table:table-cell office:value-type="string" table:style-name="ce1">
            <text:p/>
          </table:table-cell>
          <table:table-cell office:value-type="float" office:value="5127388" table:style-name="ce1">
            <text:p>5127388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9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89" table:style-name="ce1">
            <text:p>5127389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39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390" table:style-name="ce1">
            <text:p>5127390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0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1" table:style-name="ce1">
            <text:p>5127391</text:p>
          </table:table-cell>
          <table:table-cell office:value-type="string" table:style-name="ce1">
            <text:p/>
          </table:table-cell>
          <table:table-cell office:value-type="float" office:value="52470" table:style-name="ce1">
            <text:p>5247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0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2" table:style-name="ce1">
            <text:p>5127392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3" table:style-name="ce1">
            <text:p>5127393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1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4" table:style-name="ce1">
            <text:p>5127394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1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395" table:style-name="ce1">
            <text:p>5127395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1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6" table:style-name="ce1">
            <text:p>5127396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3185068</text:p>
          </table:table-cell>
          <table:table-cell office:value-type="string" table:style-name="ce1">
            <text:p>1526802851.153727</text:p>
          </table:table-cell>
          <table:table-cell office:value-type="string" table:style-name="ce1">
            <text:p/>
          </table:table-cell>
          <table:table-cell office:value-type="float" office:value="5127397" table:style-name="ce1">
            <text:p>5127397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3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8" table:style-name="ce1">
            <text:p>5127398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4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399" table:style-name="ce1">
            <text:p>5127399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5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00" table:style-name="ce1">
            <text:p>5127400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5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1" table:style-name="ce1">
            <text:p>5127401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7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02" table:style-name="ce1">
            <text:p>5127402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7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3" table:style-name="ce1">
            <text:p>5127403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7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4" table:style-name="ce1">
            <text:p>5127404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8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05" table:style-name="ce1">
            <text:p>5127405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8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6" table:style-name="ce1">
            <text:p>5127406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8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7" table:style-name="ce1">
            <text:p>5127407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8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08" table:style-name="ce1">
            <text:p>5127408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8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09" table:style-name="ce1">
            <text:p>5127409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49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0" table:style-name="ce1">
            <text:p>5127410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0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11" table:style-name="ce1">
            <text:p>5127411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0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2" table:style-name="ce1">
            <text:p>5127412</text:p>
          </table:table-cell>
          <table:table-cell office:value-type="string" table:style-name="ce1">
            <text:p/>
          </table:table-cell>
          <table:table-cell office:value-type="float" office:value="52478" table:style-name="ce1">
            <text:p>5247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0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57.153731</text:p>
          </table:table-cell>
          <table:table-cell office:value-type="string" table:style-name="ce1">
            <text:p>AGENT_HANGUP</text:p>
          </table:table-cell>
          <table:table-cell office:value-type="float" office:value="5127413" table:style-name="ce1">
            <text:p>5127413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1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4" table:style-name="ce1">
            <text:p>5127414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1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5" table:style-name="ce1">
            <text:p>5127415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2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6" table:style-name="ce1">
            <text:p>5127416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3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17" table:style-name="ce1">
            <text:p>5127417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3</text:p>
          </table:table-cell>
          <table:table-cell office:value-type="string" table:style-name="ce1">
            <text:p>1498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18" table:style-name="ce1">
            <text:p>5127418</text:p>
          </table:table-cell>
          <table:table-cell office:value-type="string" table:style-name="ce1">
            <text:p/>
          </table:table-cell>
          <table:table-cell office:value-type="float" office:value="52505" table:style-name="ce1">
            <text:p>5250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19" table:style-name="ce1">
            <text:p>5127419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20" table:style-name="ce1">
            <text:p>5127420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1" table:style-name="ce1">
            <text:p>512742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1498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2" table:style-name="ce1">
            <text:p>5127422</text:p>
          </table:table-cell>
          <table:table-cell office:value-type="string" table:style-name="ce1">
            <text:p/>
          </table:table-cell>
          <table:table-cell office:value-type="float" office:value="52505" table:style-name="ce1">
            <text:p>5250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3" table:style-name="ce1">
            <text:p>5127423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4</text:p>
          </table:table-cell>
          <table:table-cell office:value-type="string" table:style-name="ce1">
            <text:p>583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4" table:style-name="ce1">
            <text:p>5127424</text:p>
          </table:table-cell>
          <table:table-cell office:value-type="string" table:style-name="ce1">
            <text:p/>
          </table:table-cell>
          <table:table-cell office:value-type="float" office:value="52506" table:style-name="ce1">
            <text:p>5250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5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5" table:style-name="ce1">
            <text:p>5127425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5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6" table:style-name="ce1">
            <text:p>5127426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5</text:p>
          </table:table-cell>
          <table:table-cell office:value-type="string" table:style-name="ce1">
            <text:p>583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7" table:style-name="ce1">
            <text:p>5127427</text:p>
          </table:table-cell>
          <table:table-cell office:value-type="string" table:style-name="ce1">
            <text:p/>
          </table:table-cell>
          <table:table-cell office:value-type="float" office:value="52506" table:style-name="ce1">
            <text:p>5250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6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8" table:style-name="ce1">
            <text:p>5127428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6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29" table:style-name="ce1">
            <text:p>5127429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7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30" table:style-name="ce1">
            <text:p>5127430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7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31" table:style-name="ce1">
            <text:p>5127431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7</text:p>
          </table:table-cell>
          <table:table-cell office:value-type="string" table:style-name="ce1">
            <text:p>1498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32" table:style-name="ce1">
            <text:p>5127432</text:p>
          </table:table-cell>
          <table:table-cell office:value-type="string" table:style-name="ce1">
            <text:p/>
          </table:table-cell>
          <table:table-cell office:value-type="float" office:value="52505" table:style-name="ce1">
            <text:p>5250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583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33" table:style-name="ce1">
            <text:p>5127433</text:p>
          </table:table-cell>
          <table:table-cell office:value-type="string" table:style-name="ce1">
            <text:p/>
          </table:table-cell>
          <table:table-cell office:value-type="float" office:value="52506" table:style-name="ce1">
            <text:p>5250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34" table:style-name="ce1">
            <text:p>5127434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35" table:style-name="ce1">
            <text:p>5127435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36" table:style-name="ce1">
            <text:p>5127436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37" table:style-name="ce1">
            <text:p>5127437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38" table:style-name="ce1">
            <text:p>5127438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8</text:p>
          </table:table-cell>
          <table:table-cell office:value-type="string" table:style-name="ce1">
            <text:p>277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8194775</text:p>
          </table:table-cell>
          <table:table-cell office:value-type="string" table:style-name="ce1">
            <text:p>1526802872.153735</text:p>
          </table:table-cell>
          <table:table-cell office:value-type="string" table:style-name="ce1">
            <text:p/>
          </table:table-cell>
          <table:table-cell office:value-type="float" office:value="5127439" table:style-name="ce1">
            <text:p>5127439</text:p>
          </table:table-cell>
          <table:table-cell office:value-type="string" table:style-name="ce1">
            <text:p/>
          </table:table-cell>
          <table:table-cell office:value-type="float" office:value="52499" table:style-name="ce1">
            <text:p>5249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9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0" table:style-name="ce1">
            <text:p>5127440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9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1" table:style-name="ce1">
            <text:p>5127441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4:59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2" table:style-name="ce1">
            <text:p>5127442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0</text:p>
          </table:table-cell>
          <table:table-cell office:value-type="string" table:style-name="ce1">
            <text:p>1498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3" table:style-name="ce1">
            <text:p>5127443</text:p>
          </table:table-cell>
          <table:table-cell office:value-type="string" table:style-name="ce1">
            <text:p/>
          </table:table-cell>
          <table:table-cell office:value-type="float" office:value="52505" table:style-name="ce1">
            <text:p>5250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0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4" table:style-name="ce1">
            <text:p>5127444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0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5" table:style-name="ce1">
            <text:p>5127445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46" table:style-name="ce1">
            <text:p>512744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1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47" table:style-name="ce1">
            <text:p>5127447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1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48" table:style-name="ce1">
            <text:p>5127448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1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5811239</text:p>
          </table:table-cell>
          <table:table-cell office:value-type="string" table:style-name="ce1">
            <text:p>1526802887.153745</text:p>
          </table:table-cell>
          <table:table-cell office:value-type="string" table:style-name="ce1">
            <text:p/>
          </table:table-cell>
          <table:table-cell office:value-type="float" office:value="5127449" table:style-name="ce1">
            <text:p>5127449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1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50" table:style-name="ce1">
            <text:p>512745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2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1" table:style-name="ce1">
            <text:p>5127451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2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52" table:style-name="ce1">
            <text:p>5127452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2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3" table:style-name="ce1">
            <text:p>5127453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3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4" table:style-name="ce1">
            <text:p>5127454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3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5" table:style-name="ce1">
            <text:p>5127455</text:p>
          </table:table-cell>
          <table:table-cell office:value-type="string" table:style-name="ce1">
            <text:p/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3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6" table:style-name="ce1">
            <text:p>5127456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614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57" table:style-name="ce1">
            <text:p>5127457</text:p>
          </table:table-cell>
          <table:table-cell office:value-type="string" table:style-name="ce1">
            <text:p/>
          </table:table-cell>
          <table:table-cell office:value-type="float" office:value="52513" table:style-name="ce1">
            <text:p>525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55.153730</text:p>
          </table:table-cell>
          <table:table-cell office:value-type="string" table:style-name="ce1">
            <text:p/>
          </table:table-cell>
          <table:table-cell office:value-type="float" office:value="5127458" table:style-name="ce1">
            <text:p>5127458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59" table:style-name="ce1">
            <text:p>5127459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0" table:style-name="ce1">
            <text:p>5127460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61" table:style-name="ce1">
            <text:p>512746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4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62" table:style-name="ce1">
            <text:p>5127462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5</text:p>
          </table:table-cell>
          <table:table-cell office:value-type="string" table:style-name="ce1">
            <text:p>614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3" table:style-name="ce1">
            <text:p>5127463</text:p>
          </table:table-cell>
          <table:table-cell office:value-type="string" table:style-name="ce1">
            <text:p/>
          </table:table-cell>
          <table:table-cell office:value-type="float" office:value="52513" table:style-name="ce1">
            <text:p>525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5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4" table:style-name="ce1">
            <text:p>5127464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5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5" table:style-name="ce1">
            <text:p>5127465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6" table:style-name="ce1">
            <text:p>5127466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67" table:style-name="ce1">
            <text:p>5127467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68" table:style-name="ce1">
            <text:p>5127468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69" table:style-name="ce1">
            <text:p>5127469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0" table:style-name="ce1">
            <text:p>5127470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71" table:style-name="ce1">
            <text:p>5127471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2" table:style-name="ce1">
            <text:p>5127472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3" table:style-name="ce1">
            <text:p>5127473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6</text:p>
          </table:table-cell>
          <table:table-cell office:value-type="string" table:style-name="ce1">
            <text:p>614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74" table:style-name="ce1">
            <text:p>5127474</text:p>
          </table:table-cell>
          <table:table-cell office:value-type="string" table:style-name="ce1">
            <text:p/>
          </table:table-cell>
          <table:table-cell office:value-type="float" office:value="52513" table:style-name="ce1">
            <text:p>5251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7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5" table:style-name="ce1">
            <text:p>5127475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8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6" table:style-name="ce1">
            <text:p>5127476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9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7" table:style-name="ce1">
            <text:p>5127477</text:p>
          </table:table-cell>
          <table:table-cell office:value-type="string" table:style-name="ce1">
            <text:p/>
          </table:table-cell>
          <table:table-cell office:value-type="float" office:value="52514" table:style-name="ce1">
            <text:p>525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09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78" table:style-name="ce1">
            <text:p>5127478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0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79" table:style-name="ce1">
            <text:p>5127479</text:p>
          </table:table-cell>
          <table:table-cell office:value-type="string" table:style-name="ce1">
            <text:p/>
          </table:table-cell>
          <table:table-cell office:value-type="float" office:value="52514" table:style-name="ce1">
            <text:p>525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0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80" table:style-name="ce1">
            <text:p>5127480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0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81" table:style-name="ce1">
            <text:p>5127481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1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82" table:style-name="ce1">
            <text:p>5127482</text:p>
          </table:table-cell>
          <table:table-cell office:value-type="string" table:style-name="ce1">
            <text:p/>
          </table:table-cell>
          <table:table-cell office:value-type="float" office:value="52495" table:style-name="ce1">
            <text:p>5249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1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51.153727</text:p>
          </table:table-cell>
          <table:table-cell office:value-type="string" table:style-name="ce1">
            <text:p>AGENT_HANGUP</text:p>
          </table:table-cell>
          <table:table-cell office:value-type="float" office:value="5127483" table:style-name="ce1">
            <text:p>5127483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1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24.153714</text:p>
          </table:table-cell>
          <table:table-cell office:value-type="string" table:style-name="ce1">
            <text:p>AGENT_HANGUP</text:p>
          </table:table-cell>
          <table:table-cell office:value-type="float" office:value="5127484" table:style-name="ce1">
            <text:p>5127484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1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85" table:style-name="ce1">
            <text:p>5127485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2</text:p>
          </table:table-cell>
          <table:table-cell office:value-type="string" table:style-name="ce1">
            <text:p>61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86" table:style-name="ce1">
            <text:p>5127486</text:p>
          </table:table-cell>
          <table:table-cell office:value-type="string" table:style-name="ce1">
            <text:p/>
          </table:table-cell>
          <table:table-cell office:value-type="float" office:value="52514" table:style-name="ce1">
            <text:p>5251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2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87" table:style-name="ce1">
            <text:p>5127487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2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88" table:style-name="ce1">
            <text:p>5127488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3</text:p>
          </table:table-cell>
          <table:table-cell office:value-type="string" table:style-name="ce1">
            <text:p>597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89" table:style-name="ce1">
            <text:p>5127489</text:p>
          </table:table-cell>
          <table:table-cell office:value-type="string" table:style-name="ce1">
            <text:p/>
          </table:table-cell>
          <table:table-cell office:value-type="float" office:value="52475" table:style-name="ce1">
            <text:p>5247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3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90" table:style-name="ce1">
            <text:p>5127490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3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91" table:style-name="ce1">
            <text:p>5127491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4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92" table:style-name="ce1">
            <text:p>5127492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5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93" table:style-name="ce1">
            <text:p>5127493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494" table:style-name="ce1">
            <text:p>5127494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95" table:style-name="ce1">
            <text:p>5127495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96" table:style-name="ce1">
            <text:p>5127496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497" table:style-name="ce1">
            <text:p>5127497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98" table:style-name="ce1">
            <text:p>5127498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499" table:style-name="ce1">
            <text:p>5127499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7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00" table:style-name="ce1">
            <text:p>5127500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7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01" table:style-name="ce1">
            <text:p>5127501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7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02" table:style-name="ce1">
            <text:p>5127502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8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87.153745</text:p>
          </table:table-cell>
          <table:table-cell office:value-type="string" table:style-name="ce1">
            <text:p>AGENT_HANGUP</text:p>
          </table:table-cell>
          <table:table-cell office:value-type="float" office:value="5127503" table:style-name="ce1">
            <text:p>5127503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8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04" table:style-name="ce1">
            <text:p>5127504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9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1075224</text:p>
          </table:table-cell>
          <table:table-cell office:value-type="string" table:style-name="ce1">
            <text:p>1526802901.153756</text:p>
          </table:table-cell>
          <table:table-cell office:value-type="string" table:style-name="ce1">
            <text:p/>
          </table:table-cell>
          <table:table-cell office:value-type="float" office:value="5127505" table:style-name="ce1">
            <text:p>5127505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19</text:p>
          </table:table-cell>
          <table:table-cell office:value-type="string" table:style-name="ce1">
            <text:p>37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7532705</text:p>
          </table:table-cell>
          <table:table-cell office:value-type="string" table:style-name="ce1">
            <text:p>1526802903.153758</text:p>
          </table:table-cell>
          <table:table-cell office:value-type="string" table:style-name="ce1">
            <text:p/>
          </table:table-cell>
          <table:table-cell office:value-type="float" office:value="5127506" table:style-name="ce1">
            <text:p>5127506</text:p>
          </table:table-cell>
          <table:table-cell office:value-type="string" table:style-name="ce1">
            <text:p/>
          </table:table-cell>
          <table:table-cell office:value-type="float" office:value="52500" table:style-name="ce1">
            <text:p>5250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0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07" table:style-name="ce1">
            <text:p>5127507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0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08" table:style-name="ce1">
            <text:p>5127508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0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09" table:style-name="ce1">
            <text:p>5127509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1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1217213</text:p>
          </table:table-cell>
          <table:table-cell office:value-type="string" table:style-name="ce1">
            <text:p>1526802898.153754</text:p>
          </table:table-cell>
          <table:table-cell office:value-type="string" table:style-name="ce1">
            <text:p/>
          </table:table-cell>
          <table:table-cell office:value-type="float" office:value="5127510" table:style-name="ce1">
            <text:p>5127510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2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1" table:style-name="ce1">
            <text:p>5127511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2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12" table:style-name="ce1">
            <text:p>5127512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3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3" table:style-name="ce1">
            <text:p>5127513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3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4" table:style-name="ce1">
            <text:p>5127514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3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5" table:style-name="ce1">
            <text:p>5127515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16" table:style-name="ce1">
            <text:p>5127516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7" table:style-name="ce1">
            <text:p>5127517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18" table:style-name="ce1">
            <text:p>5127518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19" table:style-name="ce1">
            <text:p>5127519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0" table:style-name="ce1">
            <text:p>5127520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4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1" table:style-name="ce1">
            <text:p>5127521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5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2" table:style-name="ce1">
            <text:p>5127522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6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23" table:style-name="ce1">
            <text:p>5127523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6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4" table:style-name="ce1">
            <text:p>5127524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25" table:style-name="ce1">
            <text:p>5127525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26" table:style-name="ce1">
            <text:p>5127526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7" table:style-name="ce1">
            <text:p>5127527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28" table:style-name="ce1">
            <text:p>5127528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29" table:style-name="ce1">
            <text:p>5127529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7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30" table:style-name="ce1">
            <text:p>5127530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8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31" table:style-name="ce1">
            <text:p>5127531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8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32" table:style-name="ce1">
            <text:p>5127532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8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33" table:style-name="ce1">
            <text:p>5127533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8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34" table:style-name="ce1">
            <text:p>5127534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8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35" table:style-name="ce1">
            <text:p>5127535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9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36" table:style-name="ce1">
            <text:p>5127536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29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37" table:style-name="ce1">
            <text:p>5127537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0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38" table:style-name="ce1">
            <text:p>5127538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0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780.153697</text:p>
          </table:table-cell>
          <table:table-cell office:value-type="string" table:style-name="ce1">
            <text:p>AGENT_HANGUP</text:p>
          </table:table-cell>
          <table:table-cell office:value-type="float" office:value="5127539" table:style-name="ce1">
            <text:p>5127539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1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40" table:style-name="ce1">
            <text:p>5127540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1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1" table:style-name="ce1">
            <text:p>5127541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1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2" table:style-name="ce1">
            <text:p>5127542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1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3" table:style-name="ce1">
            <text:p>5127543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4" table:style-name="ce1">
            <text:p>5127544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2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45" table:style-name="ce1">
            <text:p>5127545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2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6" table:style-name="ce1">
            <text:p>5127546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3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7" table:style-name="ce1">
            <text:p>5127547</text:p>
          </table:table-cell>
          <table:table-cell office:value-type="string" table:style-name="ce1">
            <text:p/>
          </table:table-cell>
          <table:table-cell office:value-type="float" office:value="52490" table:style-name="ce1">
            <text:p>5249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3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8" table:style-name="ce1">
            <text:p>5127548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4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49" table:style-name="ce1">
            <text:p>5127549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5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0" table:style-name="ce1">
            <text:p>5127550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6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1" table:style-name="ce1">
            <text:p>5127551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6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2" table:style-name="ce1">
            <text:p>5127552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7</text:p>
          </table:table-cell>
          <table:table-cell office:value-type="string" table:style-name="ce1">
            <text:p>277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3" table:style-name="ce1">
            <text:p>5127553</text:p>
          </table:table-cell>
          <table:table-cell office:value-type="string" table:style-name="ce1">
            <text:p/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7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54" table:style-name="ce1">
            <text:p>5127554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7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5" table:style-name="ce1">
            <text:p>5127555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7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56" table:style-name="ce1">
            <text:p>5127556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7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7" table:style-name="ce1">
            <text:p>5127557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8</text:p>
          </table:table-cell>
          <table:table-cell office:value-type="string" table:style-name="ce1">
            <text:p>277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8" table:style-name="ce1">
            <text:p>5127558</text:p>
          </table:table-cell>
          <table:table-cell office:value-type="string" table:style-name="ce1">
            <text:p/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8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59" table:style-name="ce1">
            <text:p>5127559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8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60" table:style-name="ce1">
            <text:p>5127560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8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61" table:style-name="ce1">
            <text:p>512756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9</text:p>
          </table:table-cell>
          <table:table-cell office:value-type="string" table:style-name="ce1">
            <text:p>277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62" table:style-name="ce1">
            <text:p>5127562</text:p>
          </table:table-cell>
          <table:table-cell office:value-type="string" table:style-name="ce1">
            <text:p/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9</text:p>
          </table:table-cell>
          <table:table-cell office:value-type="string" table:style-name="ce1">
            <text:p>277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63" table:style-name="ce1">
            <text:p>5127563</text:p>
          </table:table-cell>
          <table:table-cell office:value-type="string" table:style-name="ce1">
            <text:p/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39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64" table:style-name="ce1">
            <text:p>5127564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0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65" table:style-name="ce1">
            <text:p>5127565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1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66" table:style-name="ce1">
            <text:p>5127566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1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98.153754</text:p>
          </table:table-cell>
          <table:table-cell office:value-type="string" table:style-name="ce1">
            <text:p>AGENT_HANGUP</text:p>
          </table:table-cell>
          <table:table-cell office:value-type="float" office:value="5127567" table:style-name="ce1">
            <text:p>5127567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1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68" table:style-name="ce1">
            <text:p>5127568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1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69" table:style-name="ce1">
            <text:p>5127569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1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0" table:style-name="ce1">
            <text:p>5127570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2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1" table:style-name="ce1">
            <text:p>5127571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2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2" table:style-name="ce1">
            <text:p>5127572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2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3" table:style-name="ce1">
            <text:p>5127573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3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74" table:style-name="ce1">
            <text:p>5127574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3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75" table:style-name="ce1">
            <text:p>5127575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3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6" table:style-name="ce1">
            <text:p>5127576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3</text:p>
          </table:table-cell>
          <table:table-cell office:value-type="string" table:style-name="ce1">
            <text:p>886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5557760</text:p>
          </table:table-cell>
          <table:table-cell office:value-type="string" table:style-name="ce1">
            <text:p>1526802910.153766</text:p>
          </table:table-cell>
          <table:table-cell office:value-type="string" table:style-name="ce1">
            <text:p/>
          </table:table-cell>
          <table:table-cell office:value-type="float" office:value="5127577" table:style-name="ce1">
            <text:p>5127577</text:p>
          </table:table-cell>
          <table:table-cell office:value-type="string" table:style-name="ce1">
            <text:p/>
          </table:table-cell>
          <table:table-cell office:value-type="float" office:value="52509" table:style-name="ce1">
            <text:p>5250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5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78" table:style-name="ce1">
            <text:p>5127578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6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79" table:style-name="ce1">
            <text:p>5127579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6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Meeting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80" table:style-name="ce1">
            <text:p>5127580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6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1" table:style-name="ce1">
            <text:p>5127581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6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2" table:style-name="ce1">
            <text:p>5127582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7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83" table:style-name="ce1">
            <text:p>5127583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7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4" table:style-name="ce1">
            <text:p>5127584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7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85" table:style-name="ce1">
            <text:p>5127585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7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6" table:style-name="ce1">
            <text:p>5127586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8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7" table:style-name="ce1">
            <text:p>5127587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8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8" table:style-name="ce1">
            <text:p>5127588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9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89" table:style-name="ce1">
            <text:p>5127589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9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90" table:style-name="ce1">
            <text:p>5127590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9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91" table:style-name="ce1">
            <text:p>5127591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9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92" table:style-name="ce1">
            <text:p>5127592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49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593" table:style-name="ce1">
            <text:p>5127593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94" table:style-name="ce1">
            <text:p>512759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0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95" table:style-name="ce1">
            <text:p>5127595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1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754.153687</text:p>
          </table:table-cell>
          <table:table-cell office:value-type="string" table:style-name="ce1">
            <text:p>AGENT_HANGUP</text:p>
          </table:table-cell>
          <table:table-cell office:value-type="float" office:value="5127596" table:style-name="ce1">
            <text:p>5127596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1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97" table:style-name="ce1">
            <text:p>5127597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1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598" table:style-name="ce1">
            <text:p>5127598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1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599" table:style-name="ce1">
            <text:p>512759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00" table:style-name="ce1">
            <text:p>5127600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1" table:style-name="ce1">
            <text:p>5127601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02" table:style-name="ce1">
            <text:p>5127602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3" table:style-name="ce1">
            <text:p>5127603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4" table:style-name="ce1">
            <text:p>512760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5" table:style-name="ce1">
            <text:p>5127605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2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6" table:style-name="ce1">
            <text:p>5127606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3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7" table:style-name="ce1">
            <text:p>5127607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3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08" table:style-name="ce1">
            <text:p>5127608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3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09" table:style-name="ce1">
            <text:p>5127609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3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0" table:style-name="ce1">
            <text:p>5127610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11" table:style-name="ce1">
            <text:p>5127611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2" table:style-name="ce1">
            <text:p>5127612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3" table:style-name="ce1">
            <text:p>5127613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4" table:style-name="ce1">
            <text:p>5127614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5" table:style-name="ce1">
            <text:p>5127615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4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16" table:style-name="ce1">
            <text:p>5127616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5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7" table:style-name="ce1">
            <text:p>5127617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5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8" table:style-name="ce1">
            <text:p>5127618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5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19" table:style-name="ce1">
            <text:p>5127619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20" table:style-name="ce1">
            <text:p>5127620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21" table:style-name="ce1">
            <text:p>5127621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22" table:style-name="ce1">
            <text:p>5127622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23" table:style-name="ce1">
            <text:p>5127623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24" table:style-name="ce1">
            <text:p>5127624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277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3526442</text:p>
          </table:table-cell>
          <table:table-cell office:value-type="string" table:style-name="ce1">
            <text:p>1526802939.153792</text:p>
          </table:table-cell>
          <table:table-cell office:value-type="string" table:style-name="ce1">
            <text:p/>
          </table:table-cell>
          <table:table-cell office:value-type="float" office:value="5127625" table:style-name="ce1">
            <text:p>5127625</text:p>
          </table:table-cell>
          <table:table-cell office:value-type="string" table:style-name="ce1">
            <text:p/>
          </table:table-cell>
          <table:table-cell office:value-type="float" office:value="52520" table:style-name="ce1">
            <text:p>5252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6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26" table:style-name="ce1">
            <text:p>5127626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27" table:style-name="ce1">
            <text:p>5127627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28" table:style-name="ce1">
            <text:p>5127628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29" table:style-name="ce1">
            <text:p>5127629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30" table:style-name="ce1">
            <text:p>5127630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31" table:style-name="ce1">
            <text:p>5127631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9925362</text:p>
          </table:table-cell>
          <table:table-cell office:value-type="string" table:style-name="ce1">
            <text:p>1526802940.153793</text:p>
          </table:table-cell>
          <table:table-cell office:value-type="string" table:style-name="ce1">
            <text:p/>
          </table:table-cell>
          <table:table-cell office:value-type="float" office:value="5127632" table:style-name="ce1">
            <text:p>5127632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7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33" table:style-name="ce1">
            <text:p>5127633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34" table:style-name="ce1">
            <text:p>5127634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01.153756</text:p>
          </table:table-cell>
          <table:table-cell office:value-type="string" table:style-name="ce1">
            <text:p>AGENT_HANGUP</text:p>
          </table:table-cell>
          <table:table-cell office:value-type="float" office:value="5127635" table:style-name="ce1">
            <text:p>5127635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36" table:style-name="ce1">
            <text:p>5127636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37" table:style-name="ce1">
            <text:p>5127637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38" table:style-name="ce1">
            <text:p>5127638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39" table:style-name="ce1">
            <text:p>5127639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0" table:style-name="ce1">
            <text:p>5127640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1" table:style-name="ce1">
            <text:p>5127641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8</text:p>
          </table:table-cell>
          <table:table-cell office:value-type="string" table:style-name="ce1">
            <text:p>59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9022171</text:p>
          </table:table-cell>
          <table:table-cell office:value-type="string" table:style-name="ce1">
            <text:p>1526802931.153784</text:p>
          </table:table-cell>
          <table:table-cell office:value-type="string" table:style-name="ce1">
            <text:p/>
          </table:table-cell>
          <table:table-cell office:value-type="float" office:value="5127642" table:style-name="ce1">
            <text:p>5127642</text:p>
          </table:table-cell>
          <table:table-cell office:value-type="string" table:style-name="ce1">
            <text:p/>
          </table:table-cell>
          <table:table-cell office:value-type="float" office:value="52485" table:style-name="ce1">
            <text:p>5248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9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3" table:style-name="ce1">
            <text:p>5127643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9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44" table:style-name="ce1">
            <text:p>5127644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9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5" table:style-name="ce1">
            <text:p>5127645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9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46" table:style-name="ce1">
            <text:p>5127646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5:59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47" table:style-name="ce1">
            <text:p>5127647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0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8" table:style-name="ce1">
            <text:p>5127648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0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49" table:style-name="ce1">
            <text:p>5127649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0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0" table:style-name="ce1">
            <text:p>5127650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0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1" table:style-name="ce1">
            <text:p>5127651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1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52" table:style-name="ce1">
            <text:p>5127652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1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3" table:style-name="ce1">
            <text:p>5127653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1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4" table:style-name="ce1">
            <text:p>5127654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1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55" table:style-name="ce1">
            <text:p>5127655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6" table:style-name="ce1">
            <text:p>5127656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2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57" table:style-name="ce1">
            <text:p>5127657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2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58" table:style-name="ce1">
            <text:p>5127658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3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59" table:style-name="ce1">
            <text:p>5127659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3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0" table:style-name="ce1">
            <text:p>5127660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3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1" table:style-name="ce1">
            <text:p>5127661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3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2" table:style-name="ce1">
            <text:p>5127662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3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3" table:style-name="ce1">
            <text:p>5127663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4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64" table:style-name="ce1">
            <text:p>5127664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4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65" table:style-name="ce1">
            <text:p>5127665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4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6" table:style-name="ce1">
            <text:p>5127666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5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7" table:style-name="ce1">
            <text:p>5127667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5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68" table:style-name="ce1">
            <text:p>5127668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6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1679433</text:p>
          </table:table-cell>
          <table:table-cell office:value-type="string" table:style-name="ce1">
            <text:p>1526802952.153804</text:p>
          </table:table-cell>
          <table:table-cell office:value-type="string" table:style-name="ce1">
            <text:p/>
          </table:table-cell>
          <table:table-cell office:value-type="float" office:value="5127669" table:style-name="ce1">
            <text:p>512766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6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0" table:style-name="ce1">
            <text:p>5127670</text:p>
          </table:table-cell>
          <table:table-cell office:value-type="string" table:style-name="ce1">
            <text:p/>
          </table:table-cell>
          <table:table-cell office:value-type="float" office:value="52527" table:style-name="ce1">
            <text:p>5252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71" table:style-name="ce1">
            <text:p>5127671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6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2" table:style-name="ce1">
            <text:p>5127672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7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6276355</text:p>
          </table:table-cell>
          <table:table-cell office:value-type="string" table:style-name="ce1">
            <text:p>1526802947.153799</text:p>
          </table:table-cell>
          <table:table-cell office:value-type="string" table:style-name="ce1">
            <text:p/>
          </table:table-cell>
          <table:table-cell office:value-type="float" office:value="5127673" table:style-name="ce1">
            <text:p>5127673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7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74" table:style-name="ce1">
            <text:p>5127674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7</text:p>
          </table:table-cell>
          <table:table-cell office:value-type="string" table:style-name="ce1">
            <text:p>127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5" table:style-name="ce1">
            <text:p>5127675</text:p>
          </table:table-cell>
          <table:table-cell office:value-type="string" table:style-name="ce1">
            <text:p/>
          </table:table-cell>
          <table:table-cell office:value-type="float" office:value="52531" table:style-name="ce1">
            <text:p>525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7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6" table:style-name="ce1">
            <text:p>5127676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7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7" table:style-name="ce1">
            <text:p>5127677</text:p>
          </table:table-cell>
          <table:table-cell office:value-type="string" table:style-name="ce1">
            <text:p/>
          </table:table-cell>
          <table:table-cell office:value-type="float" office:value="52479" table:style-name="ce1">
            <text:p>5247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8</text:p>
          </table:table-cell>
          <table:table-cell office:value-type="string" table:style-name="ce1">
            <text:p>127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8" table:style-name="ce1">
            <text:p>5127678</text:p>
          </table:table-cell>
          <table:table-cell office:value-type="string" table:style-name="ce1">
            <text:p/>
          </table:table-cell>
          <table:table-cell office:value-type="float" office:value="52531" table:style-name="ce1">
            <text:p>525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8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79" table:style-name="ce1">
            <text:p>5127679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9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80" table:style-name="ce1">
            <text:p>5127680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9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81" table:style-name="ce1">
            <text:p>5127681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09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82" table:style-name="ce1">
            <text:p>5127682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0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83" table:style-name="ce1">
            <text:p>5127683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0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5425274</text:p>
          </table:table-cell>
          <table:table-cell office:value-type="string" table:style-name="ce1">
            <text:p>1526802954.153807</text:p>
          </table:table-cell>
          <table:table-cell office:value-type="string" table:style-name="ce1">
            <text:p/>
          </table:table-cell>
          <table:table-cell office:value-type="float" office:value="5127684" table:style-name="ce1">
            <text:p>5127684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0</text:p>
          </table:table-cell>
          <table:table-cell office:value-type="string" table:style-name="ce1">
            <text:p>589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6125135</text:p>
          </table:table-cell>
          <table:table-cell office:value-type="string" table:style-name="ce1">
            <text:p>1526802952.153801</text:p>
          </table:table-cell>
          <table:table-cell office:value-type="string" table:style-name="ce1">
            <text:p/>
          </table:table-cell>
          <table:table-cell office:value-type="float" office:value="5127685" table:style-name="ce1">
            <text:p>5127685</text:p>
          </table:table-cell>
          <table:table-cell office:value-type="string" table:style-name="ce1">
            <text:p/>
          </table:table-cell>
          <table:table-cell office:value-type="float" office:value="52521" table:style-name="ce1">
            <text:p>5252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0</text:p>
          </table:table-cell>
          <table:table-cell office:value-type="string" table:style-name="ce1">
            <text:p>127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686" table:style-name="ce1">
            <text:p>5127686</text:p>
          </table:table-cell>
          <table:table-cell office:value-type="string" table:style-name="ce1">
            <text:p/>
          </table:table-cell>
          <table:table-cell office:value-type="float" office:value="52531" table:style-name="ce1">
            <text:p>525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1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87" table:style-name="ce1">
            <text:p>5127687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1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88" table:style-name="ce1">
            <text:p>5127688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1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89" table:style-name="ce1">
            <text:p>5127689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2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90" table:style-name="ce1">
            <text:p>5127690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2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91" table:style-name="ce1">
            <text:p>5127691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2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92" table:style-name="ce1">
            <text:p>5127692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3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93" table:style-name="ce1">
            <text:p>5127693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3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3091448</text:p>
          </table:table-cell>
          <table:table-cell office:value-type="string" table:style-name="ce1">
            <text:p>1526802949.153800</text:p>
          </table:table-cell>
          <table:table-cell office:value-type="string" table:style-name="ce1">
            <text:p/>
          </table:table-cell>
          <table:table-cell office:value-type="float" office:value="5127694" table:style-name="ce1">
            <text:p>5127694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3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95" table:style-name="ce1">
            <text:p>5127695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4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96" table:style-name="ce1">
            <text:p>5127696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4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697" table:style-name="ce1">
            <text:p>5127697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4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98" table:style-name="ce1">
            <text:p>5127698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4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699" table:style-name="ce1">
            <text:p>5127699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4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0" table:style-name="ce1">
            <text:p>5127700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5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1" table:style-name="ce1">
            <text:p>5127701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5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02" table:style-name="ce1">
            <text:p>5127702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5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3" table:style-name="ce1">
            <text:p>5127703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6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4" table:style-name="ce1">
            <text:p>5127704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7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5" table:style-name="ce1">
            <text:p>5127705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7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06" table:style-name="ce1">
            <text:p>5127706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7</text:p>
          </table:table-cell>
          <table:table-cell office:value-type="string" table:style-name="ce1">
            <text:p>1469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4381021</text:p>
          </table:table-cell>
          <table:table-cell office:value-type="string" table:style-name="ce1">
            <text:p>1526802960.153818</text:p>
          </table:table-cell>
          <table:table-cell office:value-type="string" table:style-name="ce1">
            <text:p/>
          </table:table-cell>
          <table:table-cell office:value-type="float" office:value="5127707" table:style-name="ce1">
            <text:p>5127707</text:p>
          </table:table-cell>
          <table:table-cell office:value-type="string" table:style-name="ce1">
            <text:p/>
          </table:table-cell>
          <table:table-cell office:value-type="float" office:value="52518" table:style-name="ce1">
            <text:p>5251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08" table:style-name="ce1">
            <text:p>5127708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8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09" table:style-name="ce1">
            <text:p>5127709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8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10" table:style-name="ce1">
            <text:p>5127710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8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11" table:style-name="ce1">
            <text:p>5127711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8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12" table:style-name="ce1">
            <text:p>5127712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8</text:p>
          </table:table-cell>
          <table:table-cell office:value-type="string" table:style-name="ce1">
            <text:p>127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13" table:style-name="ce1">
            <text:p>5127713</text:p>
          </table:table-cell>
          <table:table-cell office:value-type="string" table:style-name="ce1">
            <text:p/>
          </table:table-cell>
          <table:table-cell office:value-type="float" office:value="52531" table:style-name="ce1">
            <text:p>5253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19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14" table:style-name="ce1">
            <text:p>512771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1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15" table:style-name="ce1">
            <text:p>5127715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1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16" table:style-name="ce1">
            <text:p>5127716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2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17" table:style-name="ce1">
            <text:p>5127717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2</text:p>
          </table:table-cell>
          <table:table-cell office:value-type="string" table:style-name="ce1">
            <text:p>59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3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18" table:style-name="ce1">
            <text:p>5127718</text:p>
          </table:table-cell>
          <table:table-cell office:value-type="string" table:style-name="ce1">
            <text:p/>
          </table:table-cell>
          <table:table-cell office:value-type="float" office:value="52534" table:style-name="ce1">
            <text:p>525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2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19" table:style-name="ce1">
            <text:p>5127719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2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20" table:style-name="ce1">
            <text:p>5127720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2</text:p>
          </table:table-cell>
          <table:table-cell office:value-type="string" table:style-name="ce1">
            <text:p>59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21" table:style-name="ce1">
            <text:p>5127721</text:p>
          </table:table-cell>
          <table:table-cell office:value-type="string" table:style-name="ce1">
            <text:p/>
          </table:table-cell>
          <table:table-cell office:value-type="float" office:value="52534" table:style-name="ce1">
            <text:p>525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22" table:style-name="ce1">
            <text:p>5127722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23" table:style-name="ce1">
            <text:p>5127723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24" table:style-name="ce1">
            <text:p>5127724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59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25" table:style-name="ce1">
            <text:p>5127725</text:p>
          </table:table-cell>
          <table:table-cell office:value-type="string" table:style-name="ce1">
            <text:p/>
          </table:table-cell>
          <table:table-cell office:value-type="float" office:value="52534" table:style-name="ce1">
            <text:p>525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59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26" table:style-name="ce1">
            <text:p>5127726</text:p>
          </table:table-cell>
          <table:table-cell office:value-type="string" table:style-name="ce1">
            <text:p/>
          </table:table-cell>
          <table:table-cell office:value-type="float" office:value="52534" table:style-name="ce1">
            <text:p>525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3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27" table:style-name="ce1">
            <text:p>5127727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4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28" table:style-name="ce1">
            <text:p>5127728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4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29" table:style-name="ce1">
            <text:p>5127729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0" table:style-name="ce1">
            <text:p>5127730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1" table:style-name="ce1">
            <text:p>5127731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35.153723</text:p>
          </table:table-cell>
          <table:table-cell office:value-type="string" table:style-name="ce1">
            <text:p>AGENT_HANGUP</text:p>
          </table:table-cell>
          <table:table-cell office:value-type="float" office:value="5127732" table:style-name="ce1">
            <text:p>5127732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3" table:style-name="ce1">
            <text:p>5127733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4" table:style-name="ce1">
            <text:p>5127734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5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5" table:style-name="ce1">
            <text:p>5127735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6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36" table:style-name="ce1">
            <text:p>5127736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6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7" table:style-name="ce1">
            <text:p>5127737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7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38" table:style-name="ce1">
            <text:p>5127738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8</text:p>
          </table:table-cell>
          <table:table-cell office:value-type="string" table:style-name="ce1">
            <text:p>594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03845861</text:p>
          </table:table-cell>
          <table:table-cell office:value-type="string" table:style-name="ce1">
            <text:p>1526802957.153814</text:p>
          </table:table-cell>
          <table:table-cell office:value-type="string" table:style-name="ce1">
            <text:p/>
          </table:table-cell>
          <table:table-cell office:value-type="float" office:value="5127739" table:style-name="ce1">
            <text:p>5127739</text:p>
          </table:table-cell>
          <table:table-cell office:value-type="string" table:style-name="ce1">
            <text:p/>
          </table:table-cell>
          <table:table-cell office:value-type="float" office:value="52464" table:style-name="ce1">
            <text:p>5246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8</text:p>
          </table:table-cell>
          <table:table-cell office:value-type="string" table:style-name="ce1">
            <text:p>608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0" table:style-name="ce1">
            <text:p>5127740</text:p>
          </table:table-cell>
          <table:table-cell office:value-type="string" table:style-name="ce1">
            <text:p/>
          </table:table-cell>
          <table:table-cell office:value-type="float" office:value="52491" table:style-name="ce1">
            <text:p>5249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9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1" table:style-name="ce1">
            <text:p>5127741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29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2" table:style-name="ce1">
            <text:p>5127742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3" table:style-name="ce1">
            <text:p>5127743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4" table:style-name="ce1">
            <text:p>5127744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5" table:style-name="ce1">
            <text:p>5127745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9179392</text:p>
          </table:table-cell>
          <table:table-cell office:value-type="string" table:style-name="ce1">
            <text:p>1526802971.153831</text:p>
          </table:table-cell>
          <table:table-cell office:value-type="string" table:style-name="ce1">
            <text:p/>
          </table:table-cell>
          <table:table-cell office:value-type="float" office:value="5127746" table:style-name="ce1">
            <text:p>5127746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47" table:style-name="ce1">
            <text:p>5127747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8" table:style-name="ce1">
            <text:p>5127748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0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49" table:style-name="ce1">
            <text:p>5127749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0" table:style-name="ce1">
            <text:p>5127750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1" table:style-name="ce1">
            <text:p>5127751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52" table:style-name="ce1">
            <text:p>5127752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3" table:style-name="ce1">
            <text:p>5127753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54" table:style-name="ce1">
            <text:p>5127754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5" table:style-name="ce1">
            <text:p>5127755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6" table:style-name="ce1">
            <text:p>5127756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1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7" table:style-name="ce1">
            <text:p>5127757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58" table:style-name="ce1">
            <text:p>5127758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59" table:style-name="ce1">
            <text:p>5127759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47.153799</text:p>
          </table:table-cell>
          <table:table-cell office:value-type="string" table:style-name="ce1">
            <text:p>AGENT_HANGUP</text:p>
          </table:table-cell>
          <table:table-cell office:value-type="float" office:value="5127760" table:style-name="ce1">
            <text:p>5127760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61" table:style-name="ce1">
            <text:p>5127761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62" table:style-name="ce1">
            <text:p>5127762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63" table:style-name="ce1">
            <text:p>5127763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64" table:style-name="ce1">
            <text:p>5127764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65" table:style-name="ce1">
            <text:p>5127765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66" table:style-name="ce1">
            <text:p>5127766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52.153804</text:p>
          </table:table-cell>
          <table:table-cell office:value-type="string" table:style-name="ce1">
            <text:p>AGENT_HANGUP</text:p>
          </table:table-cell>
          <table:table-cell office:value-type="float" office:value="5127767" table:style-name="ce1">
            <text:p>5127767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68" table:style-name="ce1">
            <text:p>5127768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2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69" table:style-name="ce1">
            <text:p>5127769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3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0" table:style-name="ce1">
            <text:p>5127770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3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1" table:style-name="ce1">
            <text:p>5127771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3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2" table:style-name="ce1">
            <text:p>5127772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4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3" table:style-name="ce1">
            <text:p>5127773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4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74" table:style-name="ce1">
            <text:p>5127774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4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5" table:style-name="ce1">
            <text:p>5127775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4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6" table:style-name="ce1">
            <text:p>5127776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5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54.153807</text:p>
          </table:table-cell>
          <table:table-cell office:value-type="string" table:style-name="ce1">
            <text:p>AGENT_HANGUP</text:p>
          </table:table-cell>
          <table:table-cell office:value-type="float" office:value="5127777" table:style-name="ce1">
            <text:p>5127777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5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8" table:style-name="ce1">
            <text:p>5127778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5</text:p>
          </table:table-cell>
          <table:table-cell office:value-type="string" table:style-name="ce1">
            <text:p>766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79" table:style-name="ce1">
            <text:p>5127779</text:p>
          </table:table-cell>
          <table:table-cell office:value-type="string" table:style-name="ce1">
            <text:p/>
          </table:table-cell>
          <table:table-cell office:value-type="float" office:value="52497" table:style-name="ce1">
            <text:p>5249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5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80" table:style-name="ce1">
            <text:p>5127780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6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81" table:style-name="ce1">
            <text:p>5127781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6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82" table:style-name="ce1">
            <text:p>5127782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6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83" table:style-name="ce1">
            <text:p>5127783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6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84" table:style-name="ce1">
            <text:p>5127784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7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85" table:style-name="ce1">
            <text:p>5127785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7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86" table:style-name="ce1">
            <text:p>5127786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7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87" table:style-name="ce1">
            <text:p>5127787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8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88" table:style-name="ce1">
            <text:p>5127788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9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89" table:style-name="ce1">
            <text:p>5127789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9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0" table:style-name="ce1">
            <text:p>5127790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9</text:p>
          </table:table-cell>
          <table:table-cell office:value-type="string" table:style-name="ce1">
            <text:p>61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1" table:style-name="ce1">
            <text:p>5127791</text:p>
          </table:table-cell>
          <table:table-cell office:value-type="string" table:style-name="ce1">
            <text:p/>
          </table:table-cell>
          <table:table-cell office:value-type="float" office:value="52538" table:style-name="ce1">
            <text:p>525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39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49.153800</text:p>
          </table:table-cell>
          <table:table-cell office:value-type="string" table:style-name="ce1">
            <text:p/>
          </table:table-cell>
          <table:table-cell office:value-type="float" office:value="5127792" table:style-name="ce1">
            <text:p>5127792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793" table:style-name="ce1">
            <text:p>5127793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4" table:style-name="ce1">
            <text:p>5127794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5" table:style-name="ce1">
            <text:p>5127795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61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6" table:style-name="ce1">
            <text:p>5127796</text:p>
          </table:table-cell>
          <table:table-cell office:value-type="string" table:style-name="ce1">
            <text:p/>
          </table:table-cell>
          <table:table-cell office:value-type="float" office:value="52538" table:style-name="ce1">
            <text:p>525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7" table:style-name="ce1">
            <text:p>5127797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798" table:style-name="ce1">
            <text:p>5127798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799" table:style-name="ce1">
            <text:p>5127799</text:p>
          </table:table-cell>
          <table:table-cell office:value-type="string" table:style-name="ce1">
            <text:p/>
          </table:table-cell>
          <table:table-cell office:value-type="float" office:value="52492" table:style-name="ce1">
            <text:p>5249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289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00" table:style-name="ce1">
            <text:p>5127800</text:p>
          </table:table-cell>
          <table:table-cell office:value-type="string" table:style-name="ce1">
            <text:p/>
          </table:table-cell>
          <table:table-cell office:value-type="float" office:value="52507" table:style-name="ce1">
            <text:p>5250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0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01" table:style-name="ce1">
            <text:p>512780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1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02" table:style-name="ce1">
            <text:p>5127802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1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03" table:style-name="ce1">
            <text:p>5127803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1</text:p>
          </table:table-cell>
          <table:table-cell office:value-type="string" table:style-name="ce1">
            <text:p>274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04" table:style-name="ce1">
            <text:p>5127804</text:p>
          </table:table-cell>
          <table:table-cell office:value-type="string" table:style-name="ce1">
            <text:p/>
          </table:table-cell>
          <table:table-cell office:value-type="float" office:value="52539" table:style-name="ce1">
            <text:p>525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05" table:style-name="ce1">
            <text:p>5127805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06" table:style-name="ce1">
            <text:p>5127806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07" table:style-name="ce1">
            <text:p>5127807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08" table:style-name="ce1">
            <text:p>5127808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09" table:style-name="ce1">
            <text:p>5127809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0" table:style-name="ce1">
            <text:p>5127810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1" table:style-name="ce1">
            <text:p>5127811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2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2" table:style-name="ce1">
            <text:p>5127812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274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3" table:style-name="ce1">
            <text:p>5127813</text:p>
          </table:table-cell>
          <table:table-cell office:value-type="string" table:style-name="ce1">
            <text:p/>
          </table:table-cell>
          <table:table-cell office:value-type="float" office:value="52539" table:style-name="ce1">
            <text:p>525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14" table:style-name="ce1">
            <text:p>5127814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5" table:style-name="ce1">
            <text:p>5127815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16" table:style-name="ce1">
            <text:p>5127816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17" table:style-name="ce1">
            <text:p>5127817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15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18" table:style-name="ce1">
            <text:p>5127818</text:p>
          </table:table-cell>
          <table:table-cell office:value-type="string" table:style-name="ce1">
            <text:p/>
          </table:table-cell>
          <table:table-cell office:value-type="float" office:value="52494" table:style-name="ce1">
            <text:p>5249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3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19" table:style-name="ce1">
            <text:p>5127819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71.153831</text:p>
          </table:table-cell>
          <table:table-cell office:value-type="string" table:style-name="ce1">
            <text:p/>
          </table:table-cell>
          <table:table-cell office:value-type="float" office:value="5127820" table:style-name="ce1">
            <text:p>5127820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274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21" table:style-name="ce1">
            <text:p>5127821</text:p>
          </table:table-cell>
          <table:table-cell office:value-type="string" table:style-name="ce1">
            <text:p/>
          </table:table-cell>
          <table:table-cell office:value-type="float" office:value="52539" table:style-name="ce1">
            <text:p>525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274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2" table:style-name="ce1">
            <text:p>5127822</text:p>
          </table:table-cell>
          <table:table-cell office:value-type="string" table:style-name="ce1">
            <text:p/>
          </table:table-cell>
          <table:table-cell office:value-type="float" office:value="52539" table:style-name="ce1">
            <text:p>525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6142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3" table:style-name="ce1">
            <text:p>5127823</text:p>
          </table:table-cell>
          <table:table-cell office:value-type="string" table:style-name="ce1">
            <text:p/>
          </table:table-cell>
          <table:table-cell office:value-type="float" office:value="52526" table:style-name="ce1">
            <text:p>5252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61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24" table:style-name="ce1">
            <text:p>5127824</text:p>
          </table:table-cell>
          <table:table-cell office:value-type="string" table:style-name="ce1">
            <text:p/>
          </table:table-cell>
          <table:table-cell office:value-type="float" office:value="52538" table:style-name="ce1">
            <text:p>525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5" table:style-name="ce1">
            <text:p>5127825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6130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6" table:style-name="ce1">
            <text:p>5127826</text:p>
          </table:table-cell>
          <table:table-cell office:value-type="string" table:style-name="ce1">
            <text:p/>
          </table:table-cell>
          <table:table-cell office:value-type="float" office:value="52538" table:style-name="ce1">
            <text:p>5253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4</text:p>
          </table:table-cell>
          <table:table-cell office:value-type="string" table:style-name="ce1">
            <text:p>59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3342212</text:p>
          </table:table-cell>
          <table:table-cell office:value-type="string" table:style-name="ce1">
            <text:p>1526802983.153843</text:p>
          </table:table-cell>
          <table:table-cell office:value-type="string" table:style-name="ce1">
            <text:p/>
          </table:table-cell>
          <table:table-cell office:value-type="float" office:value="5127827" table:style-name="ce1">
            <text:p>5127827</text:p>
          </table:table-cell>
          <table:table-cell office:value-type="string" table:style-name="ce1">
            <text:p/>
          </table:table-cell>
          <table:table-cell office:value-type="float" office:value="52534" table:style-name="ce1">
            <text:p>5253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5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8" table:style-name="ce1">
            <text:p>5127828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5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29" table:style-name="ce1">
            <text:p>5127829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6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0" table:style-name="ce1">
            <text:p>5127830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6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1" table:style-name="ce1">
            <text:p>5127831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6</text:p>
          </table:table-cell>
          <table:table-cell office:value-type="string" table:style-name="ce1">
            <text:p>614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2" table:style-name="ce1">
            <text:p>5127832</text:p>
          </table:table-cell>
          <table:table-cell office:value-type="string" table:style-name="ce1">
            <text:p/>
          </table:table-cell>
          <table:table-cell office:value-type="float" office:value="52463" table:style-name="ce1">
            <text:p>5246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3656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8945444</text:p>
          </table:table-cell>
          <table:table-cell office:value-type="string" table:style-name="ce1">
            <text:p>1526802984.153844</text:p>
          </table:table-cell>
          <table:table-cell office:value-type="string" table:style-name="ce1">
            <text:p/>
          </table:table-cell>
          <table:table-cell office:value-type="float" office:value="5127833" table:style-name="ce1">
            <text:p>5127833</text:p>
          </table:table-cell>
          <table:table-cell office:value-type="string" table:style-name="ce1">
            <text:p/>
          </table:table-cell>
          <table:table-cell office:value-type="float" office:value="52523" table:style-name="ce1">
            <text:p>5252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4" table:style-name="ce1">
            <text:p>5127834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35" table:style-name="ce1">
            <text:p>5127835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136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6" table:style-name="ce1">
            <text:p>5127836</text:p>
          </table:table-cell>
          <table:table-cell office:value-type="string" table:style-name="ce1">
            <text:p/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7" table:style-name="ce1">
            <text:p>5127837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7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38" table:style-name="ce1">
            <text:p>5127838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8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39" table:style-name="ce1">
            <text:p>5127839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8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0" table:style-name="ce1">
            <text:p>5127840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8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1" table:style-name="ce1">
            <text:p>5127841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8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2" table:style-name="ce1">
            <text:p>5127842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8</text:p>
          </table:table-cell>
          <table:table-cell office:value-type="string" table:style-name="ce1">
            <text:p>136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3" table:style-name="ce1">
            <text:p>5127843</text:p>
          </table:table-cell>
          <table:table-cell office:value-type="string" table:style-name="ce1">
            <text:p/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44" table:style-name="ce1">
            <text:p>5127844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45" table:style-name="ce1">
            <text:p>5127845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59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6" table:style-name="ce1">
            <text:p>5127846</text:p>
          </table:table-cell>
          <table:table-cell office:value-type="string" table:style-name="ce1">
            <text:p/>
          </table:table-cell>
          <table:table-cell office:value-type="float" office:value="52445" table:style-name="ce1">
            <text:p>524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1745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6387145</text:p>
          </table:table-cell>
          <table:table-cell office:value-type="string" table:style-name="ce1">
            <text:p>1526802996.153862</text:p>
          </table:table-cell>
          <table:table-cell office:value-type="string" table:style-name="ce1">
            <text:p/>
          </table:table-cell>
          <table:table-cell office:value-type="float" office:value="5127847" table:style-name="ce1">
            <text:p>5127847</text:p>
          </table:table-cell>
          <table:table-cell office:value-type="string" table:style-name="ce1">
            <text:p/>
          </table:table-cell>
          <table:table-cell office:value-type="float" office:value="52535" table:style-name="ce1">
            <text:p>5253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9931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48" table:style-name="ce1">
            <text:p>5127848</text:p>
          </table:table-cell>
          <table:table-cell office:value-type="string" table:style-name="ce1">
            <text:p/>
          </table:table-cell>
          <table:table-cell office:value-type="float" office:value="52501" table:style-name="ce1">
            <text:p>5250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49" table:style-name="ce1">
            <text:p>5127849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50" table:style-name="ce1">
            <text:p>5127850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136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51" table:style-name="ce1">
            <text:p>5127851</text:p>
          </table:table-cell>
          <table:table-cell office:value-type="string" table:style-name="ce1">
            <text:p/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1364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52" table:style-name="ce1">
            <text:p>5127852</text:p>
          </table:table-cell>
          <table:table-cell office:value-type="string" table:style-name="ce1">
            <text:p/>
          </table:table-cell>
          <table:table-cell office:value-type="float" office:value="52540" table:style-name="ce1">
            <text:p>5254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53" table:style-name="ce1">
            <text:p>5127853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54" table:style-name="ce1">
            <text:p>5127854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49</text:p>
          </table:table-cell>
          <table:table-cell office:value-type="string" table:style-name="ce1">
            <text:p>277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55" table:style-name="ce1">
            <text:p>5127855</text:p>
          </table:table-cell>
          <table:table-cell office:value-type="string" table:style-name="ce1">
            <text:p/>
          </table:table-cell>
          <table:table-cell office:value-type="float" office:value="52487" table:style-name="ce1">
            <text:p>5248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0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56" table:style-name="ce1">
            <text:p>5127856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0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57" table:style-name="ce1">
            <text:p>5127857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0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58" table:style-name="ce1">
            <text:p>5127858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0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59" table:style-name="ce1">
            <text:p>5127859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0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0" table:style-name="ce1">
            <text:p>5127860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1</text:p>
          </table:table-cell>
          <table:table-cell office:value-type="string" table:style-name="ce1">
            <text:p>614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1" table:style-name="ce1">
            <text:p>5127861</text:p>
          </table:table-cell>
          <table:table-cell office:value-type="string" table:style-name="ce1">
            <text:p/>
          </table:table-cell>
          <table:table-cell office:value-type="float" office:value="52476" table:style-name="ce1">
            <text:p>5247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1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2" table:style-name="ce1">
            <text:p>5127862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1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63" table:style-name="ce1">
            <text:p>5127863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2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64" table:style-name="ce1">
            <text:p>5127864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2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5" table:style-name="ce1">
            <text:p>5127865</text:p>
          </table:table-cell>
          <table:table-cell office:value-type="string" table:style-name="ce1">
            <text:p/>
          </table:table-cell>
          <table:table-cell office:value-type="float" office:value="52462" table:style-name="ce1">
            <text:p>5246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2</text:p>
          </table:table-cell>
          <table:table-cell office:value-type="string" table:style-name="ce1">
            <text:p>6149</text:p>
          </table:table-cell>
          <table:table-cell office:value-type="string" table:style-name="ce1">
            <text:p>8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6" table:style-name="ce1">
            <text:p>5127866</text:p>
          </table:table-cell>
          <table:table-cell office:value-type="string" table:style-name="ce1">
            <text:p/>
          </table:table-cell>
          <table:table-cell office:value-type="float" office:value="52522" table:style-name="ce1">
            <text:p>5252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2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7" table:style-name="ce1">
            <text:p>5127867</text:p>
          </table:table-cell>
          <table:table-cell office:value-type="string" table:style-name="ce1">
            <text:p/>
          </table:table-cell>
          <table:table-cell office:value-type="float" office:value="52541" table:style-name="ce1">
            <text:p>525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2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8" table:style-name="ce1">
            <text:p>5127868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3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69" table:style-name="ce1">
            <text:p>5127869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3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70" table:style-name="ce1">
            <text:p>5127870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3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802.153707</text:p>
          </table:table-cell>
          <table:table-cell office:value-type="string" table:style-name="ce1">
            <text:p/>
          </table:table-cell>
          <table:table-cell office:value-type="float" office:value="5127871" table:style-name="ce1">
            <text:p>5127871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3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72" table:style-name="ce1">
            <text:p>5127872</text:p>
          </table:table-cell>
          <table:table-cell office:value-type="string" table:style-name="ce1">
            <text:p/>
          </table:table-cell>
          <table:table-cell office:value-type="float" office:value="52541" table:style-name="ce1">
            <text:p>525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4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73" table:style-name="ce1">
            <text:p>5127873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4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74" table:style-name="ce1">
            <text:p>5127874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75" table:style-name="ce1">
            <text:p>5127875</text:p>
          </table:table-cell>
          <table:table-cell office:value-type="string" table:style-name="ce1">
            <text:p/>
          </table:table-cell>
          <table:table-cell office:value-type="float" office:value="52541" table:style-name="ce1">
            <text:p>525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76" table:style-name="ce1">
            <text:p>5127876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77" table:style-name="ce1">
            <text:p>5127877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994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78" table:style-name="ce1">
            <text:p>5127878</text:p>
          </table:table-cell>
          <table:table-cell office:value-type="string" table:style-name="ce1">
            <text:p/>
          </table:table-cell>
          <table:table-cell office:value-type="float" office:value="52484" table:style-name="ce1">
            <text:p>5248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79" table:style-name="ce1">
            <text:p>5127879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5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0" table:style-name="ce1">
            <text:p>5127880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6</text:p>
          </table:table-cell>
          <table:table-cell office:value-type="string" table:style-name="ce1">
            <text:p>230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1" table:style-name="ce1">
            <text:p>5127881</text:p>
          </table:table-cell>
          <table:table-cell office:value-type="string" table:style-name="ce1">
            <text:p/>
          </table:table-cell>
          <table:table-cell office:value-type="float" office:value="52516" table:style-name="ce1">
            <text:p>5251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6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882" table:style-name="ce1">
            <text:p>5127882</text:p>
          </table:table-cell>
          <table:table-cell office:value-type="string" table:style-name="ce1">
            <text:p/>
          </table:table-cell>
          <table:table-cell office:value-type="float" office:value="52541" table:style-name="ce1">
            <text:p>525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6</text:p>
          </table:table-cell>
          <table:table-cell office:value-type="string" table:style-name="ce1">
            <text:p>5934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3" table:style-name="ce1">
            <text:p>5127883</text:p>
          </table:table-cell>
          <table:table-cell office:value-type="string" table:style-name="ce1">
            <text:p/>
          </table:table-cell>
          <table:table-cell office:value-type="float" office:value="52481" table:style-name="ce1">
            <text:p>5248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7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4" table:style-name="ce1">
            <text:p>5127884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7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5" table:style-name="ce1">
            <text:p>5127885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7</text:p>
          </table:table-cell>
          <table:table-cell office:value-type="string" table:style-name="ce1">
            <text:p>281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23299047</text:p>
          </table:table-cell>
          <table:table-cell office:value-type="string" table:style-name="ce1">
            <text:p>1526803000.153867</text:p>
          </table:table-cell>
          <table:table-cell office:value-type="string" table:style-name="ce1">
            <text:p/>
          </table:table-cell>
          <table:table-cell office:value-type="float" office:value="5127886" table:style-name="ce1">
            <text:p>5127886</text:p>
          </table:table-cell>
          <table:table-cell office:value-type="string" table:style-name="ce1">
            <text:p/>
          </table:table-cell>
          <table:table-cell office:value-type="float" office:value="52469" table:style-name="ce1">
            <text:p>5246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7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2940.153793</text:p>
          </table:table-cell>
          <table:table-cell office:value-type="string" table:style-name="ce1">
            <text:p>AGENT_HANGUP</text:p>
          </table:table-cell>
          <table:table-cell office:value-type="float" office:value="5127887" table:style-name="ce1">
            <text:p>5127887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8</text:p>
          </table:table-cell>
          <table:table-cell office:value-type="string" table:style-name="ce1">
            <text:p>640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8" table:style-name="ce1">
            <text:p>5127888</text:p>
          </table:table-cell>
          <table:table-cell office:value-type="string" table:style-name="ce1">
            <text:p/>
          </table:table-cell>
          <table:table-cell office:value-type="float" office:value="52541" table:style-name="ce1">
            <text:p>5254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8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89" table:style-name="ce1">
            <text:p>5127889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8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90" table:style-name="ce1">
            <text:p>5127890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9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91" table:style-name="ce1">
            <text:p>5127891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9</text:p>
          </table:table-cell>
          <table:table-cell office:value-type="string" table:style-name="ce1">
            <text:p>5980</text:p>
          </table:table-cell>
          <table:table-cell office:value-type="string" table:style-name="ce1">
            <text:p>9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92" table:style-name="ce1">
            <text:p>5127892</text:p>
          </table:table-cell>
          <table:table-cell office:value-type="string" table:style-name="ce1">
            <text:p/>
          </table:table-cell>
          <table:table-cell office:value-type="float" office:value="52533" table:style-name="ce1">
            <text:p>5253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6:59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93" table:style-name="ce1">
            <text:p>5127893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0</text:p>
          </table:table-cell>
          <table:table-cell office:value-type="string" table:style-name="ce1">
            <text:p>274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9884277</text:p>
          </table:table-cell>
          <table:table-cell office:value-type="string" table:style-name="ce1">
            <text:p>1526803004.153877</text:p>
          </table:table-cell>
          <table:table-cell office:value-type="string" table:style-name="ce1">
            <text:p/>
          </table:table-cell>
          <table:table-cell office:value-type="float" office:value="5127894" table:style-name="ce1">
            <text:p>5127894</text:p>
          </table:table-cell>
          <table:table-cell office:value-type="string" table:style-name="ce1">
            <text:p/>
          </table:table-cell>
          <table:table-cell office:value-type="float" office:value="52539" table:style-name="ce1">
            <text:p>5253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0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95" table:style-name="ce1">
            <text:p>5127895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0</text:p>
          </table:table-cell>
          <table:table-cell office:value-type="string" table:style-name="ce1">
            <text:p>193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9049024</text:p>
          </table:table-cell>
          <table:table-cell office:value-type="string" table:style-name="ce1">
            <text:p>1526803007.153882</text:p>
          </table:table-cell>
          <table:table-cell office:value-type="string" table:style-name="ce1">
            <text:p/>
          </table:table-cell>
          <table:table-cell office:value-type="float" office:value="5127896" table:style-name="ce1">
            <text:p>5127896</text:p>
          </table:table-cell>
          <table:table-cell office:value-type="string" table:style-name="ce1">
            <text:p/>
          </table:table-cell>
          <table:table-cell office:value-type="float" office:value="52461" table:style-name="ce1">
            <text:p>5246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1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97" table:style-name="ce1">
            <text:p>5127897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2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898" table:style-name="ce1">
            <text:p>5127898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2</text:p>
          </table:table-cell>
          <table:table-cell office:value-type="string" table:style-name="ce1">
            <text:p>545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899" table:style-name="ce1">
            <text:p>5127899</text:p>
          </table:table-cell>
          <table:table-cell office:value-type="string" table:style-name="ce1">
            <text:p/>
          </table:table-cell>
          <table:table-cell office:value-type="float" office:value="52532" table:style-name="ce1">
            <text:p>5253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2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00" table:style-name="ce1">
            <text:p>5127900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3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01" table:style-name="ce1">
            <text:p>5127901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3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7568926</text:p>
          </table:table-cell>
          <table:table-cell office:value-type="string" table:style-name="ce1">
            <text:p>1526803000.153866</text:p>
          </table:table-cell>
          <table:table-cell office:value-type="string" table:style-name="ce1">
            <text:p/>
          </table:table-cell>
          <table:table-cell office:value-type="float" office:value="5127902" table:style-name="ce1">
            <text:p>5127902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3</text:p>
          </table:table-cell>
          <table:table-cell office:value-type="string" table:style-name="ce1">
            <text:p>18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03" table:style-name="ce1">
            <text:p>5127903</text:p>
          </table:table-cell>
          <table:table-cell office:value-type="string" table:style-name="ce1">
            <text:p/>
          </table:table-cell>
          <table:table-cell office:value-type="float" office:value="52542" table:style-name="ce1">
            <text:p>525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4</text:p>
          </table:table-cell>
          <table:table-cell office:value-type="string" table:style-name="ce1">
            <text:p>96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3266169</text:p>
          </table:table-cell>
          <table:table-cell office:value-type="string" table:style-name="ce1">
            <text:p>1526802985.153846</text:p>
          </table:table-cell>
          <table:table-cell office:value-type="string" table:style-name="ce1">
            <text:p/>
          </table:table-cell>
          <table:table-cell office:value-type="float" office:value="5127904" table:style-name="ce1">
            <text:p>5127904</text:p>
          </table:table-cell>
          <table:table-cell office:value-type="string" table:style-name="ce1">
            <text:p/>
          </table:table-cell>
          <table:table-cell office:value-type="float" office:value="52473" table:style-name="ce1">
            <text:p>5247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4</text:p>
          </table:table-cell>
          <table:table-cell office:value-type="string" table:style-name="ce1">
            <text:p>18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05" table:style-name="ce1">
            <text:p>5127905</text:p>
          </table:table-cell>
          <table:table-cell office:value-type="string" table:style-name="ce1">
            <text:p/>
          </table:table-cell>
          <table:table-cell office:value-type="float" office:value="52542" table:style-name="ce1">
            <text:p>525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4</text:p>
          </table:table-cell>
          <table:table-cell office:value-type="string" table:style-name="ce1">
            <text:p>121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06" table:style-name="ce1">
            <text:p>5127906</text:p>
          </table:table-cell>
          <table:table-cell office:value-type="string" table:style-name="ce1">
            <text:p/>
          </table:table-cell>
          <table:table-cell office:value-type="float" office:value="52502" table:style-name="ce1">
            <text:p>5250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5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07" table:style-name="ce1">
            <text:p>5127907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5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08" table:style-name="ce1">
            <text:p>5127908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5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09" table:style-name="ce1">
            <text:p>5127909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10" table:style-name="ce1">
            <text:p>5127910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12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1" table:style-name="ce1">
            <text:p>5127911</text:p>
          </table:table-cell>
          <table:table-cell office:value-type="string" table:style-name="ce1">
            <text:p/>
          </table:table-cell>
          <table:table-cell office:value-type="float" office:value="52524" table:style-name="ce1">
            <text:p>5252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18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12" table:style-name="ce1">
            <text:p>5127912</text:p>
          </table:table-cell>
          <table:table-cell office:value-type="string" table:style-name="ce1">
            <text:p/>
          </table:table-cell>
          <table:table-cell office:value-type="float" office:value="52542" table:style-name="ce1">
            <text:p>525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180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Korba-Tech-Support2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3" table:style-name="ce1">
            <text:p>5127913</text:p>
          </table:table-cell>
          <table:table-cell office:value-type="string" table:style-name="ce1">
            <text:p/>
          </table:table-cell>
          <table:table-cell office:value-type="float" office:value="52543" table:style-name="ce1">
            <text:p>525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18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4" table:style-name="ce1">
            <text:p>5127914</text:p>
          </table:table-cell>
          <table:table-cell office:value-type="string" table:style-name="ce1">
            <text:p/>
          </table:table-cell>
          <table:table-cell office:value-type="float" office:value="52542" table:style-name="ce1">
            <text:p>5254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5" table:style-name="ce1">
            <text:p>5127915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5895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6" table:style-name="ce1">
            <text:p>5127916</text:p>
          </table:table-cell>
          <table:table-cell office:value-type="string" table:style-name="ce1">
            <text:p/>
          </table:table-cell>
          <table:table-cell office:value-type="float" office:value="52530" table:style-name="ce1">
            <text:p>5253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610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smaa-Farouk-AbdElKari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7" table:style-name="ce1">
            <text:p>5127917</text:p>
          </table:table-cell>
          <table:table-cell office:value-type="string" table:style-name="ce1">
            <text:p/>
          </table:table-cell>
          <table:table-cell office:value-type="float" office:value="52544" table:style-name="ce1">
            <text:p>525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6</text:p>
          </table:table-cell>
          <table:table-cell office:value-type="string" table:style-name="ce1">
            <text:p>1825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8" table:style-name="ce1">
            <text:p>5127918</text:p>
          </table:table-cell>
          <table:table-cell office:value-type="string" table:style-name="ce1">
            <text:p/>
          </table:table-cell>
          <table:table-cell office:value-type="float" office:value="52488" table:style-name="ce1">
            <text:p>5248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180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19" table:style-name="ce1">
            <text:p>5127919</text:p>
          </table:table-cell>
          <table:table-cell office:value-type="string" table:style-name="ce1">
            <text:p/>
          </table:table-cell>
          <table:table-cell office:value-type="float" office:value="52543" table:style-name="ce1">
            <text:p>525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20" table:style-name="ce1">
            <text:p>5127920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610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1" table:style-name="ce1">
            <text:p>5127921</text:p>
          </table:table-cell>
          <table:table-cell office:value-type="string" table:style-name="ce1">
            <text:p/>
          </table:table-cell>
          <table:table-cell office:value-type="float" office:value="52544" table:style-name="ce1">
            <text:p>525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180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LOGOUT</text:p>
          </table:table-cell>
          <table:table-cell office:value-type="string" table:style-name="ce1">
            <text:p>USER_REQUEST_LOGOU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2" table:style-name="ce1">
            <text:p>5127922</text:p>
          </table:table-cell>
          <table:table-cell office:value-type="string" table:style-name="ce1">
            <text:p/>
          </table:table-cell>
          <table:table-cell office:value-type="float" office:value="52543" table:style-name="ce1">
            <text:p>5254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ba-Mostafa-AbdAllah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3" table:style-name="ce1">
            <text:p>5127923</text:p>
          </table:table-cell>
          <table:table-cell office:value-type="string" table:style-name="ce1">
            <text:p/>
          </table:table-cell>
          <table:table-cell office:value-type="float" office:value="52545" table:style-name="ce1">
            <text:p>525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7773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4" table:style-name="ce1">
            <text:p>5127924</text:p>
          </table:table-cell>
          <table:table-cell office:value-type="string" table:style-name="ce1">
            <text:p/>
          </table:table-cell>
          <table:table-cell office:value-type="float" office:value="52537" table:style-name="ce1">
            <text:p>5253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7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25" table:style-name="ce1">
            <text:p>5127925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140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Hend-Mostafa-ElMokadem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6" table:style-name="ce1">
            <text:p>5127926</text:p>
          </table:table-cell>
          <table:table-cell office:value-type="string" table:style-name="ce1">
            <text:p/>
          </table:table-cell>
          <table:table-cell office:value-type="float" office:value="52546" table:style-name="ce1">
            <text:p>525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6250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7" table:style-name="ce1">
            <text:p>5127927</text:p>
          </table:table-cell>
          <table:table-cell office:value-type="string" table:style-name="ce1">
            <text:p/>
          </table:table-cell>
          <table:table-cell office:value-type="float" office:value="52496" table:style-name="ce1">
            <text:p>5249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610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28" table:style-name="ce1">
            <text:p>5127928</text:p>
          </table:table-cell>
          <table:table-cell office:value-type="string" table:style-name="ce1">
            <text:p/>
          </table:table-cell>
          <table:table-cell office:value-type="float" office:value="52544" table:style-name="ce1">
            <text:p>525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6101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29" table:style-name="ce1">
            <text:p>5127929</text:p>
          </table:table-cell>
          <table:table-cell office:value-type="string" table:style-name="ce1">
            <text:p/>
          </table:table-cell>
          <table:table-cell office:value-type="float" office:value="52544" table:style-name="ce1">
            <text:p>5254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30" table:style-name="ce1">
            <text:p>5127930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31" table:style-name="ce1">
            <text:p>5127931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2" table:style-name="ce1">
            <text:p>5127932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8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3" table:style-name="ce1">
            <text:p>5127933</text:p>
          </table:table-cell>
          <table:table-cell office:value-type="string" table:style-name="ce1">
            <text:p/>
          </table:table-cell>
          <table:table-cell office:value-type="float" office:value="52545" table:style-name="ce1">
            <text:p>525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34" table:style-name="ce1">
            <text:p>5127934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6135</text:p>
          </table:table-cell>
          <table:table-cell office:value-type="string" table:style-name="ce1">
            <text:p>9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60032853</text:p>
          </table:table-cell>
          <table:table-cell office:value-type="string" table:style-name="ce1">
            <text:p>1526803017.153898</text:p>
          </table:table-cell>
          <table:table-cell office:value-type="string" table:style-name="ce1">
            <text:p/>
          </table:table-cell>
          <table:table-cell office:value-type="float" office:value="5127935" table:style-name="ce1">
            <text:p>5127935</text:p>
          </table:table-cell>
          <table:table-cell office:value-type="string" table:style-name="ce1">
            <text:p/>
          </table:table-cell>
          <table:table-cell office:value-type="float" office:value="52517" table:style-name="ce1">
            <text:p>5251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140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6" table:style-name="ce1">
            <text:p>5127936</text:p>
          </table:table-cell>
          <table:table-cell office:value-type="string" table:style-name="ce1">
            <text:p/>
          </table:table-cell>
          <table:table-cell office:value-type="float" office:value="52546" table:style-name="ce1">
            <text:p>525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6109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7" table:style-name="ce1">
            <text:p>5127937</text:p>
          </table:table-cell>
          <table:table-cell office:value-type="string" table:style-name="ce1">
            <text:p/>
          </table:table-cell>
          <table:table-cell office:value-type="float" office:value="52529" table:style-name="ce1">
            <text:p>5252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2751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8" table:style-name="ce1">
            <text:p>5127938</text:p>
          </table:table-cell>
          <table:table-cell office:value-type="string" table:style-name="ce1">
            <text:p/>
          </table:table-cell>
          <table:table-cell office:value-type="float" office:value="52503" table:style-name="ce1">
            <text:p>52503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274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39" table:style-name="ce1">
            <text:p>5127939</text:p>
          </table:table-cell>
          <table:table-cell office:value-type="string" table:style-name="ce1">
            <text:p/>
          </table:table-cell>
          <table:table-cell office:value-type="float" office:value="52450" table:style-name="ce1">
            <text:p>5245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245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pp-Problem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40" table:style-name="ce1">
            <text:p>5127940</text:p>
          </table:table-cell>
          <table:table-cell office:value-type="string" table:style-name="ce1">
            <text:p/>
          </table:table-cell>
          <table:table-cell office:value-type="float" office:value="52545" table:style-name="ce1">
            <text:p>5254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09</text:p>
          </table:table-cell>
          <table:table-cell office:value-type="string" table:style-name="ce1">
            <text:p>140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41" table:style-name="ce1">
            <text:p>5127941</text:p>
          </table:table-cell>
          <table:table-cell office:value-type="string" table:style-name="ce1">
            <text:p/>
          </table:table-cell>
          <table:table-cell office:value-type="float" office:value="52546" table:style-name="ce1">
            <text:p>525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0</text:p>
          </table:table-cell>
          <table:table-cell office:value-type="string" table:style-name="ce1">
            <text:p>140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42" table:style-name="ce1">
            <text:p>5127942</text:p>
          </table:table-cell>
          <table:table-cell office:value-type="string" table:style-name="ce1">
            <text:p/>
          </table:table-cell>
          <table:table-cell office:value-type="float" office:value="52546" table:style-name="ce1">
            <text:p>5254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0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43" table:style-name="ce1">
            <text:p>5127943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0</text:p>
          </table:table-cell>
          <table:table-cell office:value-type="string" table:style-name="ce1">
            <text:p>171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44" table:style-name="ce1">
            <text:p>5127944</text:p>
          </table:table-cell>
          <table:table-cell office:value-type="string" table:style-name="ce1">
            <text:p/>
          </table:table-cell>
          <table:table-cell office:value-type="float" office:value="52474" table:style-name="ce1">
            <text:p>5247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0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45" table:style-name="ce1">
            <text:p>5127945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0</text:p>
          </table:table-cell>
          <table:table-cell office:value-type="string" table:style-name="ce1">
            <text:p>6617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46" table:style-name="ce1">
            <text:p>5127946</text:p>
          </table:table-cell>
          <table:table-cell office:value-type="string" table:style-name="ce1">
            <text:p/>
          </table:table-cell>
          <table:table-cell office:value-type="float" office:value="52515" table:style-name="ce1">
            <text:p>5251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1</text:p>
          </table:table-cell>
          <table:table-cell office:value-type="string" table:style-name="ce1">
            <text:p>196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18121955</text:p>
          </table:table-cell>
          <table:table-cell office:value-type="string" table:style-name="ce1">
            <text:p>1526803008.153885</text:p>
          </table:table-cell>
          <table:table-cell office:value-type="string" table:style-name="ce1">
            <text:p/>
          </table:table-cell>
          <table:table-cell office:value-type="float" office:value="5127947" table:style-name="ce1">
            <text:p>5127947</text:p>
          </table:table-cell>
          <table:table-cell office:value-type="string" table:style-name="ce1">
            <text:p/>
          </table:table-cell>
          <table:table-cell office:value-type="float" office:value="52504" table:style-name="ce1">
            <text:p>52504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1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48" table:style-name="ce1">
            <text:p>5127948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2</text:p>
          </table:table-cell>
          <table:table-cell office:value-type="string" table:style-name="ce1">
            <text:p>5923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49" table:style-name="ce1">
            <text:p>5127949</text:p>
          </table:table-cell>
          <table:table-cell office:value-type="string" table:style-name="ce1">
            <text:p/>
          </table:table-cell>
          <table:table-cell office:value-type="float" office:value="52510" table:style-name="ce1">
            <text:p>52510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2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50" table:style-name="ce1">
            <text:p>5127950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2</text:p>
          </table:table-cell>
          <table:table-cell office:value-type="string" table:style-name="ce1">
            <text:p>59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1" table:style-name="ce1">
            <text:p>5127951</text:p>
          </table:table-cell>
          <table:table-cell office:value-type="string" table:style-name="ce1">
            <text:p/>
          </table:table-cell>
          <table:table-cell office:value-type="float" office:value="52508" table:style-name="ce1">
            <text:p>5250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3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2" table:style-name="ce1">
            <text:p>5127952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3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53" table:style-name="ce1">
            <text:p>5127953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3</text:p>
          </table:table-cell>
          <table:table-cell office:value-type="string" table:style-name="ce1">
            <text:p>1937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4" table:style-name="ce1">
            <text:p>5127954</text:p>
          </table:table-cell>
          <table:table-cell office:value-type="string" table:style-name="ce1">
            <text:p/>
          </table:table-cell>
          <table:table-cell office:value-type="float" office:value="52528" table:style-name="ce1">
            <text:p>5252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3</text:p>
          </table:table-cell>
          <table:table-cell office:value-type="string" table:style-name="ce1">
            <text:p>1227</text:p>
          </table:table-cell>
          <table:table-cell office:value-type="string" table:style-name="ce1">
            <text:p>6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5" table:style-name="ce1">
            <text:p>5127955</text:p>
          </table:table-cell>
          <table:table-cell office:value-type="string" table:style-name="ce1">
            <text:p/>
          </table:table-cell>
          <table:table-cell office:value-type="float" office:value="52536" table:style-name="ce1">
            <text:p>52536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4</text:p>
          </table:table-cell>
          <table:table-cell office:value-type="string" table:style-name="ce1">
            <text:p>612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IN_CALL_OUTBOUND</text:p>
          </table:table-cell>
          <table:table-cell office:value-type="string" table:style-name="ce1">
            <text:p>unknown|1095485919</text:p>
          </table:table-cell>
          <table:table-cell office:value-type="string" table:style-name="ce1">
            <text:p>1526803009.153889</text:p>
          </table:table-cell>
          <table:table-cell office:value-type="string" table:style-name="ce1">
            <text:p/>
          </table:table-cell>
          <table:table-cell office:value-type="float" office:value="5127956" table:style-name="ce1">
            <text:p>5127956</text:p>
          </table:table-cell>
          <table:table-cell office:value-type="string" table:style-name="ce1">
            <text:p/>
          </table:table-cell>
          <table:table-cell office:value-type="float" office:value="52512" table:style-name="ce1">
            <text:p>5251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4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7" table:style-name="ce1">
            <text:p>5127957</text:p>
          </table:table-cell>
          <table:table-cell office:value-type="string" table:style-name="ce1">
            <text:p/>
          </table:table-cell>
          <table:table-cell office:value-type="float" office:value="52547" table:style-name="ce1">
            <text:p>525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5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8" table:style-name="ce1">
            <text:p>5127958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5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AITING_FOR_NEXT_CAL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59" table:style-name="ce1">
            <text:p>5127959</text:p>
          </table:table-cell>
          <table:table-cell office:value-type="string" table:style-name="ce1">
            <text:p/>
          </table:table-cell>
          <table:table-cell office:value-type="float" office:value="52547" table:style-name="ce1">
            <text:p>525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5</text:p>
          </table:table-cell>
          <table:table-cell office:value-type="string" table:style-name="ce1">
            <text:p>8876</text:p>
          </table:table-cell>
          <table:table-cell office:value-type="string" table:style-name="ce1">
            <text:p>4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60" table:style-name="ce1">
            <text:p>5127960</text:p>
          </table:table-cell>
          <table:table-cell office:value-type="string" table:style-name="ce1">
            <text:p/>
          </table:table-cell>
          <table:table-cell office:value-type="float" office:value="52525" table:style-name="ce1">
            <text:p>52525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5</text:p>
          </table:table-cell>
          <table:table-cell office:value-type="string" table:style-name="ce1">
            <text:p>610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>1526803000.153866</text:p>
          </table:table-cell>
          <table:table-cell office:value-type="string" table:style-name="ce1">
            <text:p/>
          </table:table-cell>
          <table:table-cell office:value-type="float" office:value="5127961" table:style-name="ce1">
            <text:p>5127961</text:p>
          </table:table-cell>
          <table:table-cell office:value-type="string" table:style-name="ce1">
            <text:p/>
          </table:table-cell>
          <table:table-cell office:value-type="float" office:value="52459" table:style-name="ce1">
            <text:p>5245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5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62" table:style-name="ce1">
            <text:p>5127962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6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WRAP_UP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GENT_HANGUP</text:p>
          </table:table-cell>
          <table:table-cell office:value-type="float" office:value="5127963" table:style-name="ce1">
            <text:p>5127963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6</text:p>
          </table:table-cell>
          <table:table-cell office:value-type="string" table:style-name="ce1">
            <text:p>5900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64" table:style-name="ce1">
            <text:p>5127964</text:p>
          </table:table-cell>
          <table:table-cell office:value-type="string" table:style-name="ce1">
            <text:p/>
          </table:table-cell>
          <table:table-cell office:value-type="float" office:value="52519" table:style-name="ce1">
            <text:p>5251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7</text:p>
          </table:table-cell>
          <table:table-cell office:value-type="string" table:style-name="ce1">
            <text:p>1962</text:p>
          </table:table-cell>
          <table:table-cell office:value-type="string" table:style-name="ce1">
            <text:p>5</text:p>
          </table:table-cell>
          <table:table-cell office:value-type="string" table:style-name="ce1">
            <text:p>DIALING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65" table:style-name="ce1">
            <text:p>5127965</text:p>
          </table:table-cell>
          <table:table-cell office:value-type="string" table:style-name="ce1">
            <text:p/>
          </table:table-cell>
          <table:table-cell office:value-type="float" office:value="52511" table:style-name="ce1">
            <text:p>5251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7</text:p>
          </table:table-cell>
          <table:table-cell office:value-type="string" table:style-name="ce1">
            <text:p>613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NOT_READY</text:p>
          </table:table-cell>
          <table:table-cell office:value-type="string" table:style-name="ce1">
            <text:p>ACW</text:p>
          </table:table-cell>
          <table:table-cell office:value-type="string" table:style-name="ce1">
            <text:p/>
          </table:table-cell>
          <table:table-cell office:value-type="string" table:style-name="ce1">
            <text:p>AGENT_CLICK_NOT_READY</text:p>
          </table:table-cell>
          <table:table-cell office:value-type="float" office:value="5127966" table:style-name="ce1">
            <text:p>5127966</text:p>
          </table:table-cell>
          <table:table-cell office:value-type="string" table:style-name="ce1">
            <text:p/>
          </table:table-cell>
          <table:table-cell office:value-type="float" office:value="52547" table:style-name="ce1">
            <text:p>5254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7</text:p>
          </table:table-cell>
          <table:table-cell office:value-type="string" table:style-name="ce1">
            <text:p>1512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67" table:style-name="ce1">
            <text:p>5127967</text:p>
          </table:table-cell>
          <table:table-cell office:value-type="string" table:style-name="ce1">
            <text:p/>
          </table:table-cell>
          <table:table-cell office:value-type="float" office:value="52548" table:style-name="ce1">
            <text:p>52548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style-name="ro1">
          <table:table-cell office:value-type="string" table:style-name="ce1">
            <text:p>2018-05-20 09:57:18</text:p>
          </table:table-cell>
          <table:table-cell office:value-type="string" table:style-name="ce1">
            <text:p>117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LOGIN</text:p>
          </table:table-cell>
          <table:table-cell office:value-type="string" table:style-name="ce1">
            <text:p>Ahmed-Sameh-ElSamah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float" office:value="5127968" table:style-name="ce1">
            <text:p>5127968</text:p>
          </table:table-cell>
          <table:table-cell office:value-type="string" table:style-name="ce1">
            <text:p/>
          </table:table-cell>
          <table:table-cell office:value-type="float" office:value="52549" table:style-name="ce1">
            <text:p>52549</text:p>
          </table:table-cell>
          <table:table-cell office:value-type="string" table:style-name="ce1">
            <text:p>,</text:p>
          </table:table-cell>
          <table:table-cell office:value-type="string" table:style-name="ce1">
            <text:p>,</text:p>
          </table:table-cell>
          <table:table-cell office:value-type="string" table:style-name="ce1">
            <text:p/>
          </table:table-cell>
          <table:table-cell table:number-columns-repeated="16371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</meta:initial-creator>
    <dc:creator>h</dc:creator>
    <meta:creation-date>2018-06-06T09:53:13Z</meta:creation-date>
    <dc:date>2018-06-06T09:53:13Z</dc:date>
  </office:meta>
</office:document-meta>
</file>